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" svg:font-family="'Times New Roman'"/>
    <style:font-face style:name="Times New Roman1" svg:font-family="'Times New Roman'" style:font-family-generic="roma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120.91mm"/>
    </style:style>
    <style:style style:name="co5" style:family="table-column">
      <style:table-column-properties fo:break-before="auto" style:column-width="182.03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10.05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3.92mm" fo:break-before="auto" style:use-optimal-row-height="false"/>
    </style:style>
    <style:style style:name="ro7" style:family="table-row">
      <style:table-row-properties style:row-height="29.1mm" fo:break-before="auto" style:use-optimal-row-height="false"/>
    </style:style>
    <style:style style:name="ro8" style:family="table-row">
      <style:table-row-properties style:row-height="92.34mm" fo:break-before="auto" style:use-optimal-row-height="false"/>
    </style:style>
    <style:style style:name="ro9" style:family="table-row">
      <style:table-row-properties style:row-height="10.32mm" fo:break-before="auto" style:use-optimal-row-height="false"/>
    </style:style>
    <style:style style:name="ro10" style:family="table-row">
      <style:table-row-properties style:row-height="11.11mm" fo:break-before="auto" style:use-optimal-row-height="false"/>
    </style:style>
    <style:style style:name="ro11" style:family="table-row">
      <style:table-row-properties style:row-height="13.49mm" fo:break-before="auto" style:use-optimal-row-height="false"/>
    </style:style>
    <style:style style:name="ro12" style:family="table-row">
      <style:table-row-properties style:row-height="76.99mm" fo:break-before="auto" style:use-optimal-row-height="false"/>
    </style:style>
    <style:style style:name="ro13" style:family="table-row">
      <style:table-row-properties style:row-height="26.72mm" fo:break-before="auto" style:use-optimal-row-height="false"/>
    </style:style>
    <style:style style:name="ro14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12.44mm" fo:break-before="auto" style:use-optimal-row-height="false"/>
    </style:style>
    <style:style style:name="ro16" style:family="table-row">
      <style:table-row-properties style:row-height="19.58mm" fo:break-before="auto" style:use-optimal-row-height="false"/>
    </style:style>
    <style:style style:name="ro17" style:family="table-row">
      <style:table-row-properties style:row-height="12.96mm" fo:break-before="auto" style:use-optimal-row-height="false"/>
    </style:style>
    <style:style style:name="ro18" style:family="table-row">
      <style:table-row-properties style:row-height="9.53mm" fo:break-before="auto" style:use-optimal-row-height="false"/>
    </style:style>
    <style:style style:name="ro19" style:family="table-row">
      <style:table-row-properties style:row-height="7.94mm" fo:break-before="auto" style:use-optimal-row-height="false"/>
    </style:style>
    <style:style style:name="ro20" style:family="table-row">
      <style:table-row-properties style:row-height="9.26mm" fo:break-before="auto" style:use-optimal-row-height="false"/>
    </style:style>
    <style:style style:name="ro21" style:family="table-row">
      <style:table-row-properties style:row-height="10.85mm" fo:break-before="auto" style:use-optimal-row-height="false"/>
    </style:style>
    <style:style style:name="ro22" style:family="table-row">
      <style:table-row-properties style:row-height="18.52mm" fo:break-before="auto" style:use-optimal-row-height="false"/>
    </style:style>
    <style:style style:name="ro23" style:family="table-row">
      <style:table-row-properties style:row-height="18.79mm" fo:break-before="auto" style:use-optimal-row-height="false"/>
    </style:style>
    <style:style style:name="ro24" style:family="table-row">
      <style:table-row-properties style:row-height="22.23mm" fo:break-before="auto" style:use-optimal-row-height="false"/>
    </style:style>
    <style:style style:name="ro25" style:family="table-row">
      <style:table-row-properties style:row-height="28.31mm" fo:break-before="auto" style:use-optimal-row-height="false"/>
    </style:style>
    <style:style style:name="ro26" style:family="table-row">
      <style:table-row-properties style:row-height="28.19mm" fo:break-before="auto" style:use-optimal-row-height="false"/>
    </style:style>
    <style:style style:name="ro27" style:family="table-row">
      <style:table-row-properties style:row-height="27.92mm" fo:break-before="auto" style:use-optimal-row-height="false"/>
    </style:style>
    <style:style style:name="ro28" style:family="table-row">
      <style:table-row-properties style:row-height="29.63mm" fo:break-before="auto" style:use-optimal-row-height="false"/>
    </style:style>
    <style:style style:name="ro29" style:family="table-row">
      <style:table-row-properties style:row-height="30.69mm" fo:break-before="auto" style:use-optimal-row-height="false"/>
    </style:style>
    <style:style style:name="ro30" style:family="table-row">
      <style:table-row-properties style:row-height="8.47mm" fo:break-before="auto" style:use-optimal-row-height="false"/>
    </style:style>
    <style:style style:name="ro31" style:family="table-row">
      <style:table-row-properties style:row-height="28.84mm" fo:break-before="auto" style:use-optimal-row-height="false"/>
    </style:style>
    <style:style style:name="ro32" style:family="table-row">
      <style:table-row-properties style:row-height="10.58mm" fo:break-before="auto" style:use-optimal-row-height="true"/>
    </style:style>
    <style:style style:name="ro33" style:family="table-row">
      <style:table-row-properties style:row-height="15.88mm" fo:break-before="auto" style:use-optimal-row-height="true"/>
    </style:style>
    <style:style style:name="ro34" style:family="table-row">
      <style:table-row-properties style:row-height="10.2mm" fo:break-before="auto" style:use-optimal-row-height="false"/>
    </style:style>
    <style:style style:name="ro35" style:family="table-row">
      <style:table-row-properties style:row-height="39.42mm" fo:break-before="auto" style:use-optimal-row-height="false"/>
    </style:style>
    <style:style style:name="ro36" style:family="table-row">
      <style:table-row-properties style:row-height="40.48mm" fo:break-before="auto" style:use-optimal-row-height="false"/>
    </style:style>
    <style:style style:name="ro37" style:family="table-row">
      <style:table-row-properties style:row-height="39.16mm" fo:break-before="auto" style:use-optimal-row-height="false"/>
    </style:style>
    <style:style style:name="ro38" style:family="table-row">
      <style:table-row-properties style:row-height="44.19mm" fo:break-before="auto" style:use-optimal-row-height="false"/>
    </style:style>
    <style:style style:name="ro39" style:family="table-row">
      <style:table-row-properties style:row-height="38.36mm" fo:break-before="auto" style:use-optimal-row-height="false"/>
    </style:style>
    <style:style style:name="ro40" style:family="table-row">
      <style:table-row-properties style:row-height="42.33mm" fo:break-before="auto" style:use-optimal-row-height="false"/>
    </style:style>
    <style:style style:name="ro41" style:family="table-row">
      <style:table-row-properties style:row-height="41.28mm" fo:break-before="auto" style:use-optimal-row-height="false"/>
    </style:style>
    <style:style style:name="ro42" style:family="table-row">
      <style:table-row-properties style:row-height="26.46mm" fo:break-before="auto" style:use-optimal-row-height="true"/>
    </style:style>
    <style:style style:name="ro43" style:family="table-row">
      <style:table-row-properties style:row-height="28.58mm" fo:break-before="auto" style:use-optimal-row-height="false"/>
    </style:style>
    <style:style style:name="ro44" style:family="table-row">
      <style:table-row-properties style:row-height="31.75mm" fo:break-before="auto" style:use-optimal-row-height="false"/>
    </style:style>
    <style:style style:name="ro45" style:family="table-row">
      <style:table-row-properties style:row-height="41.8mm" fo:break-before="auto" style:use-optimal-row-height="false"/>
    </style:style>
    <style:style style:name="ro46" style:family="table-row">
      <style:table-row-properties style:row-height="43.66mm" fo:break-before="auto" style:use-optimal-row-height="false"/>
    </style:style>
    <style:style style:name="ro47" style:family="table-row">
      <style:table-row-properties style:row-height="27.52mm" fo:break-before="auto" style:use-optimal-row-height="false"/>
    </style:style>
    <style:style style:name="ro48" style:family="table-row">
      <style:table-row-properties style:row-height="27.13mm" fo:break-before="auto" style:use-optimal-row-height="false"/>
    </style:style>
    <style:style style:name="ro49" style:family="table-row">
      <style:table-row-properties style:row-height="21.84mm" fo:break-before="auto" style:use-optimal-row-height="false"/>
    </style:style>
    <style:style style:name="ro50" style:family="table-row">
      <style:table-row-properties style:row-height="17.6mm" fo:break-before="auto" style:use-optimal-row-height="false"/>
    </style:style>
    <style:style style:name="ro51" style:family="table-row">
      <style:table-row-properties style:row-height="53.71mm" fo:break-before="auto" style:use-optimal-row-height="false"/>
    </style:style>
    <style:style style:name="ro52" style:family="table-row">
      <style:table-row-properties style:row-height="33.07mm" fo:break-before="auto" style:use-optimal-row-height="false"/>
    </style:style>
    <style:style style:name="ro53" style:family="table-row">
      <style:table-row-properties style:row-height="32.81mm" fo:break-before="auto" style:use-optimal-row-height="false"/>
    </style:style>
    <style:style style:name="ro54" style:family="table-row">
      <style:table-row-properties style:row-height="33.34mm" fo:break-before="auto" style:use-optimal-row-height="false"/>
    </style:style>
    <style:style style:name="ro55" style:family="table-row">
      <style:table-row-properties style:row-height="76.2mm" fo:break-before="auto" style:use-optimal-row-height="false"/>
    </style:style>
    <style:style style:name="ro56" style:family="table-row">
      <style:table-row-properties style:row-height="23.28mm" fo:break-before="auto" style:use-optimal-row-height="false"/>
    </style:style>
    <style:style style:name="ro57" style:family="table-row">
      <style:table-row-properties style:row-height="29.37mm" fo:break-before="auto" style:use-optimal-row-height="false"/>
    </style:style>
    <style:style style:name="ro58" style:family="table-row">
      <style:table-row-properties style:row-height="26.67mm" fo:break-before="auto" style:use-optimal-row-height="false"/>
    </style:style>
    <style:style style:name="ro59" style:family="table-row">
      <style:table-row-properties style:row-height="26.86mm" fo:break-before="auto" style:use-optimal-row-height="false"/>
    </style:style>
    <style:style style:name="ro60" style:family="table-row">
      <style:table-row-properties style:row-height="26.46mm" fo:break-before="auto" style:use-optimal-row-height="false"/>
    </style:style>
    <style:style style:name="ro61" style:family="table-row">
      <style:table-row-properties style:row-height="23.5mm" fo:break-before="auto" style:use-optimal-row-height="false"/>
    </style:style>
    <style:style style:name="ro62" style:family="table-row">
      <style:table-row-properties style:row-height="22.9mm" fo:break-before="auto" style:use-optimal-row-height="false"/>
    </style:style>
    <style:style style:name="ro63" style:family="table-row">
      <style:table-row-properties style:row-height="21.38mm" fo:break-before="auto" style:use-optimal-row-height="false"/>
    </style:style>
    <style:style style:name="ro64" style:family="table-row">
      <style:table-row-properties style:row-height="24.55mm" fo:break-before="auto" style:use-optimal-row-height="false"/>
    </style:style>
    <style:style style:name="ro65" style:family="table-row">
      <style:table-row-properties style:row-height="37.04mm" fo:break-before="auto" style:use-optimal-row-height="false"/>
    </style:style>
    <style:style style:name="ro66" style:family="table-row">
      <style:table-row-properties style:row-height="23.95mm" fo:break-before="auto" style:use-optimal-row-height="false"/>
    </style:style>
    <style:style style:name="ro67" style:family="table-row">
      <style:table-row-properties style:row-height="28.79mm" fo:break-before="auto" style:use-optimal-row-height="false"/>
    </style:style>
    <style:style style:name="ro68" style:family="table-row">
      <style:table-row-properties style:row-height="19.05mm" fo:break-before="auto" style:use-optimal-row-height="false"/>
    </style:style>
    <style:style style:name="ro69" style:family="table-row">
      <style:table-row-properties style:row-height="23.09mm" fo:break-before="auto" style:use-optimal-row-height="false"/>
    </style:style>
    <style:style style:name="ro70" style:family="table-row">
      <style:table-row-properties style:row-height="20.78mm" fo:break-before="auto" style:use-optimal-row-height="false"/>
    </style:style>
    <style:style style:name="ro71" style:family="table-row">
      <style:table-row-properties style:row-height="22.44mm" fo:break-before="auto" style:use-optimal-row-height="false"/>
    </style:style>
    <style:style style:name="ro72" style:family="table-row">
      <style:table-row-properties style:row-height="21.17mm" fo:break-before="auto" style:use-optimal-row-height="false"/>
    </style:style>
    <style:style style:name="ro73" style:family="table-row">
      <style:table-row-properties style:row-height="21.57mm" fo:break-before="auto" style:use-optimal-row-height="false"/>
    </style:style>
    <style:style style:name="ro74" style:family="table-row">
      <style:table-row-properties style:row-height="27.32mm" fo:break-before="auto" style:use-optimal-row-height="false"/>
    </style:style>
    <style:style style:name="ro75" style:family="table-row">
      <style:table-row-properties style:row-height="23.69mm" fo:break-before="auto" style:use-optimal-row-height="false"/>
    </style:style>
    <style:style style:name="ro76" style:family="table-row">
      <style:table-row-properties style:row-height="22.63mm" fo:break-before="auto" style:use-optimal-row-height="false"/>
    </style:style>
    <style:style style:name="ro77" style:family="table-row">
      <style:table-row-properties style:row-height="24.75mm" fo:break-before="auto" style:use-optimal-row-height="false"/>
    </style:style>
    <style:style style:name="ro78" style:family="table-row">
      <style:table-row-properties style:row-height="27.25mm" fo:break-before="auto" style:use-optimal-row-height="false"/>
    </style:style>
    <style:style style:name="ro79" style:family="table-row">
      <style:table-row-properties style:row-height="45.84mm" fo:break-before="auto" style:use-optimal-row-height="false"/>
    </style:style>
    <style:style style:name="ro80" style:family="table-row">
      <style:table-row-properties style:row-height="54.77mm" fo:break-before="auto" style:use-optimal-row-height="false"/>
    </style:style>
    <style:style style:name="ro81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" style:family="table-cell" style:parent-style-name="Default" style:data-style-name="N0">
      <style:table-cell-properties fo:background-color="#366092" style:text-align-source="fix" style:repeat-content="false" fo:wrap-option="wrap" fo:border="0.06pt solid #000000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4" style:family="table-cell" style:parent-style-name="Normal_20_3" style:data-style-name="N0">
      <style:table-cell-properties fo:background-color="#d9e1f2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3" style:family="table-cell" style:parent-style-name="Normal_20_3" style:data-style-name="N0">
      <style:table-cell-properties fo:background-color="#b4c6e7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51" style:family="table-cell" style:parent-style-name="Normal_20_3" style:data-style-name="N0">
      <style:table-cell-properties fo:background-color="#d9e1f2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4" style:family="table-cell" style:parent-style-name="Normal_20_2" style:data-style-name="N0">
      <style:table-cell-properties fo:background-color="#d6dce4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39" style:family="table-cell" style:parent-style-name="Default" style:data-style-name="N0">
      <style:table-cell-properties style:vertical-align="middle"/>
      <style:text-properties style:font-name="Times New Roman1" style:font-name-asian="Times New Roman" style:font-name-complex="Times New Roman"/>
    </style:style>
    <style:style style:name="ce6" style:family="table-cell" style:parent-style-name="Default" style:data-style-name="N0">
      <style:table-cell-properties fo:border="0.06pt solid #000000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>
      <style:table-cell-properties fo:background-color="#ffffff" fo:border="0.06pt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order="0.06pt solid #000000" style:vertical-align="middle"/>
      <style:text-properties fo:color="#000000"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transparent" fo:border="0.06pt solid #000000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style:vertical-align="middle"/>
      <style:text-properties style:font-name="Times New Roman1" style:font-name-asian="Times New Roman" style:font-name-complex="Times New Roman"/>
    </style:style>
    <style:style style:name="ce7" style:family="table-cell" style:parent-style-name="Normal_20_3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8" style:family="table-cell" style:parent-style-name="Normal_20_3" style:data-style-name="N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3" style:family="table-cell" style:parent-style-name="Normal_20_3" style:data-style-name="N0">
      <style:table-cell-properties style:cell-protect="protected" style:print-content="true" fo:background-color="transparent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9" style:family="table-cell" style:parent-style-name="Normal_20_3" style:data-style-name="N0">
      <style:table-cell-properties fo:background-color="#ffffff" style:cell-protect="protected" style:print-content="true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1" style:family="table-cell" style:parent-style-name="Normal_20_3" style:data-style-name="N0">
      <style:table-cell-properties fo:background-color="#ffffff" style:cell-protect="protected" style:print-content="true" fo:wrap-option="wrap" fo:border="0.06pt solid #000000" style:vertical-align="middle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4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Times New Roman1" style:font-name-asian="Times New Roman" style:font-name-complex="Times New Roman"/>
    </style:style>
    <style:style style:name="ce8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1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2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67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Times New Roman1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ffffff" fo:wrap-option="wrap" fo:border="0.06pt solid #000000" style:vertical-align="middle"/>
      <style:text-properties fo:color="#000000" style:font-name="Times New Roman1" style:font-name-asian="Times New Roman" style:font-name-complex="Times New Roman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wrap-option="wrap" fo:border="0.06pt solid #000000" style:vertical-align="middle"/>
      <style:text-properties fo:color="#000000"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7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Times New Roman1" style:font-name-asian="Times New Roman" style:font-name-complex="Times New Roman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46" style:family="table-cell" style:parent-style-name="Hiperlink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563c1" style:font-name="Times New Roman1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start" fo:margin-left="0mm"/>
      <style:text-properties fo:color="#000000" style:font-name="Times New Roman" style:font-name-asian="Times New Roman" style:font-name-complex="Times New Roman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CIONÁRIO" table:style-name="ta1">
        <table:table-column table:style-name="co1" table:default-cell-style-name="ce28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38"/>
        <table:table-column table:style-name="co5" table:default-cell-style-name="ce76"/>
        <table:table-column table:style-name="co1" table:visibility="collapse" table:number-columns-repeated="1018" table:default-cell-style-name="ce27"/>
        <table:table-row table:style-name="ro1">
          <table:table-cell table:style-name="ce55" office:value-type="string" calcext:value-type="string" table:number-columns-spanned="6" table:number-rows-spanned="1">
            <text:p>DICIONÁRIO DE VARIÁVEIS - ENADE 2012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2">
          <table:table-cell table:style-name="ce5" office:value-type="string" calcext:value-type="string">
            <text:p>Nº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Categoria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U_ANO</text:p>
          </table:table-cell>
          <table:table-cell table:style-name="ce7" office:value-type="string" calcext:value-type="string">
            <text:p>Numéric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Ano de realização do exame</text:p>
          </table:table-cell>
          <table:table-cell table:style-name="ce10" office:value-type="float" office:value="2012" calcext:value-type="float">
            <text:p>2012</text:p>
          </table:table-cell>
          <table:table-cell table:number-columns-repeated="1018"/>
        </table:table-row>
        <table:table-row table:style-name="ro4">
          <table:table-cell table:style-name="ce54" office:value-type="string" calcext:value-type="string" table:number-columns-spanned="6" table:number-rows-spanned="1">
            <text:p>PARTE 1 - INFORMAÇÕES DA INSTITUIÇÃO DE ENSINO SUPERIOR E DO CURSO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O_IES</text:p>
          </table:table-cell>
          <table:table-cell table:style-name="ce18" office:value-type="string" calcext:value-type="string">
            <text:p>Caracter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Código da IES (e-Mec)</text:p>
          </table:table-cell>
          <table:table-cell table:style-name="ce44" office:value-type="string" calcext:value-type="string">
            <text:p>Entre 1 e 16759 (Identificação da IES conforme e-MEC)</text:p>
          </table:table-cell>
          <table:table-cell table:number-columns-repeated="1018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CO_CATEGAD</text:p>
          </table:table-cell>
          <table:table-cell table:style-name="ce13" office:value-type="string" calcext:value-type="string">
            <text:p>Numérica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string" calcext:value-type="string">
            <text:p>Código da categoria administrativa da IES</text:p>
          </table:table-cell>
          <table:table-cell table:style-name="ce10" office:value-type="string" calcext:value-type="string">
            <text:p>10001 = Pessoa Jurídica de Direito Público - Estadual</text:p>
            <text:p>10002 = Pessoa Jurídica de Direito Público - Federal</text:p>
            <text:p>10003 = Pessoa Jurídica de Direito Público - Municipal</text:p>
            <text:p>10005 = Privada com fins lucrativos</text:p>
            <text:p>10006 = Pessoa Jurídica de Direito Privado - Com fins lucrativos - Sociedade Mercantil ou Comercial</text:p>
            <text:p>10007 = Pessoa Jurídica de Direito Privado - Sem fins lucrativos - Associação de Utilidade Pública</text:p>
            <text:p>10008 = Privada sem fins lucrativos</text:p>
            <text:p>10009 = Pessoa Jurídica de Direito Privado - Sem fins lucrativos - Sociedade</text:p>
          </table:table-cell>
          <table:table-cell table:number-columns-repeated="1018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CO_ORGACAD</text:p>
          </table:table-cell>
          <table:table-cell table:style-name="ce13" office:value-type="string" calcext:value-type="string">
            <text:p>Numérica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string" calcext:value-type="string">
            <text:p>Código da organização acadêmica da IES</text:p>
          </table:table-cell>
          <table:table-cell table:style-name="ce10" office:value-type="string" calcext:value-type="string">
            <text:p>10019 = Centro Federal de Educação Tecnológica</text:p>
            <text:p>10020 = Centro Universitário</text:p>
            <text:p>10022 = Faculdade </text:p>
            <text:p>10026 = Instituto Federal de Educação, Ciência e Tecnologia</text:p>
            <text:p>10028 = Universidade</text:p>
          </table:table-cell>
          <table:table-cell table:number-columns-repeated="1018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CO_GRUPO</text:p>
          </table:table-cell>
          <table:table-cell table:style-name="ce13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Código da área de enquadramento do curso no Enade</text:p>
          </table:table-cell>
          <table:table-cell table:style-name="ce42" office:value-type="string" calcext:value-type="string">
            <text:p>1 = ADMINISTRAÇÃO</text:p>
            <text:p>2 = DIREITO</text:p>
            <text:p>13 = CIÊNCIAS ECONÔMICAS</text:p>
            <text:p>18 = PSICOLOGIA</text:p>
            <text:p>22 = CIÊNICAS CONTÁBEIS</text:p>
            <text:p>26 = DESIGN</text:p>
            <text:p>29 = TURISMO</text:p>
            <text:p>67 = SECRETARIADO EXECUTIVO</text:p>
            <text:p>81 = RELAÇÕES INTERNACIONAIS</text:p>
            <text:p>84 = TECNOLOGIA EM MARKETING</text:p>
            <text:p>85 = TECNOLOGIA EM PROCESSOS GERENCIAIS</text:p>
            <text:p>86 = TECNOLOGIA EM GESTÃO DE RECURSOS HUMANOS</text:p>
            <text:p>87 = TECNOLOGIA EM GESTÃO FINANCEIRA</text:p>
            <text:p>93 = TECNOLOGIA EM GESTÃO COMERCIAL</text:p>
            <text:p>94 = TECNOLOGIA EM LOGÍSTICA</text:p>
            <text:p>803 = JORNALISMO</text:p>
            <text:p>804 = PUBLICIDADE E PROPAGANDA</text:p>
          </table:table-cell>
          <table:table-cell table:number-columns-repeated="1018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O_CURSO</text:p>
          </table:table-cell>
          <table:table-cell table:style-name="ce18" office:value-type="string" calcext:value-type="string">
            <text:p>Caracter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string" calcext:value-type="string">
            <text:p>Código do curso no Enade</text:p>
          </table:table-cell>
          <table:table-cell table:style-name="ce44" office:value-type="string" calcext:value-type="string">
            <text:p>Entre 1 e 5000993 (Identificação do Curso conforme e-MEC)</text:p>
          </table:table-cell>
          <table:table-cell table:number-columns-repeated="1018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CO_MODALIDADE</text:p>
          </table:table-cell>
          <table:table-cell table:style-name="ce16" office:value-type="string" calcext:value-type="string">
            <text:p>Numérica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string" calcext:value-type="string">
            <text:p>Código da modalidade de Ensino</text:p>
          </table:table-cell>
          <table:table-cell table:style-name="ce42" office:value-type="string" calcext:value-type="string">
            <text:p>0 = EaD </text:p>
            <text:p>1 = Presencial</text:p>
          </table:table-cell>
          <table:table-cell table:number-columns-repeated="1018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CO_MUNIC_CURSO</text:p>
          </table:table-cell>
          <table:table-cell table:style-name="ce18" office:value-type="string" calcext:value-type="string">
            <text:p>Caracter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string" calcext:value-type="string">
            <text:p>Código do município de funcionamento do curso</text:p>
          </table:table-cell>
          <table:table-cell table:style-name="ce46" office:value-type="string" calcext:value-type="string">
            <text:p><text:a xlink:href="#MUNICÍPIOS.A1" xlink:type="simple">Ir para a Planilha de Municípios</text:a></text:p>
          </table:table-cell>
          <table:table-cell table:number-columns-repeated="1018"/>
        </table:table-row>
        <table:table-row table:style-name="ro1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CO_UF_CURSO</text:p>
          </table:table-cell>
          <table:table-cell table:style-name="ce19" office:value-type="string" calcext:value-type="string">
            <text:p>Numérica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Código da UF de funcionamento do curso</text:p>
          </table:table-cell>
          <table:table-cell table:style-name="ce10" office:value-type="string" calcext:value-type="string">
            <text:p>11 = Rondônia (RO)                         28 = Sergipe (SE)</text:p>
            <text:p>12 = Acre (AC)                                     29 = Bahia (BA)</text:p>
            <text:p>13 = Amazonas (AM)                        31 = Minas Gerais (MG)</text:p>
            <text:p>14 = Roraima (RR)                              32 = Espírito Santo (ES)</text:p>
            <text:p>15 = Pará (PA)                                      33 = Rio de Janeiro (RJ)</text:p>
            <text:p>16 = Amapa (AP)                                 35 = São Paulo (SP)</text:p>
            <text:p>17 = Tocantins (TO)                            41 = Paraná (PR)</text:p>
            <text:p>21 = Maranhão (MA)                          42 = Santa Catarina (SC)</text:p>
            <text:p>22 = Piauí (PI)                                        43 = Rio Grande do Sul (RS)</text:p>
            <text:p>23 = Ceará (CE)                                     50 = Mato Grosso do Sul (MS)</text:p>
            <text:p>24 = Rio Grande do Norte (RN)      51 = Mato Grosso (MT)</text:p>
            <text:p>25 = Paraíba (PB)                                  52 = Goiás (GO)</text:p>
            <text:p>26 = Pernambuco (PE)                       53 = Distrito Federal (DF)</text:p>
            <text:p>27 = Alagoas (AL)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CO_REGIAO_CURSO</text:p>
          </table:table-cell>
          <table:table-cell table:style-name="ce19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Código da região de funcionamento do curso</text:p>
          </table:table-cell>
          <table:table-cell table:style-name="ce10" office:value-type="string" calcext:value-type="string">
            <text:p>1 = Norte</text:p>
            <text:p>2 = Nordeste</text:p>
            <text:p>3 = Sudeste</text:p>
            <text:p>4 = Sul</text:p>
            <text:p>5 = Centro-Oeste</text:p>
          </table:table-cell>
          <table:table-cell table:number-columns-repeated="1018"/>
        </table:table-row>
        <table:table-row table:style-name="ro14">
          <table:table-cell table:style-name="ce54" office:value-type="string" calcext:value-type="string" table:number-columns-spanned="6" table:number-rows-spanned="1">
            <text:p>PARTE 2 - INFORMAÇÕES DO ESTUDANTE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15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NU_IDADE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2" calcext:value-type="float">
            <text:p>2</text:p>
          </table:table-cell>
          <table:table-cell table:style-name="ce36" office:value-type="string" calcext:value-type="string">
            <text:p>Idade do inscrito em <text:span text:style-name="T1">25/11/2012</text:span></text:p>
          </table:table-cell>
          <table:table-cell table:style-name="ce44" office:value-type="string" calcext:value-type="string">
            <text:p>min = 14</text:p>
            <text:p>max = 96</text:p>
          </table:table-cell>
          <table:table-cell table:number-columns-repeated="1018"/>
        </table:table-row>
        <table:table-row table:style-name="ro16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P_SEXO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exo</text:p>
          </table:table-cell>
          <table:table-cell table:style-name="ce47" office:value-type="string" calcext:value-type="string">
            <text:p>M = Masculino</text:p>
            <text:p>F = Feminino                                                                                                                                                                                                    </text:p>
            <text:p>N = Não Informado</text:p>
          </table:table-cell>
          <table:table-cell table:number-columns-repeated="1018"/>
        </table:table-row>
        <table:table-row table:style-name="ro15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ANO_FIM_2G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Ano de conclusão do Ensino Médio</text:p>
          </table:table-cell>
          <table:table-cell table:style-name="ce10" office:value-type="string" calcext:value-type="string">
            <text:p>min =1942</text:p>
            <text:p>max = 2012</text:p>
          </table:table-cell>
          <table:table-cell table:number-columns-repeated="1018"/>
        </table:table-row>
        <table:table-row table:style-name="ro17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ANO_IN_GRAD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Ano de início da graduação</text:p>
          </table:table-cell>
          <table:table-cell table:style-name="ce10" office:value-type="string" calcext:value-type="string">
            <text:p>min = 1972</text:p>
            <text:p>max = 2012</text:p>
          </table:table-cell>
          <table:table-cell table:number-columns-repeated="1018"/>
        </table:table-row>
        <table:table-row table:style-name="ro18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P_SEMESTRE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Tipo de semestre de graduação</text:p>
          </table:table-cell>
          <table:table-cell table:style-name="ce10" office:value-type="string" calcext:value-type="string">
            <text:p>2 = 2º semestre</text:p>
          </table:table-cell>
          <table:table-cell table:number-columns-repeated="1018"/>
        </table:table-row>
        <table:table-row table:style-name="ro17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IN_MATUT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Indicador de turno matutino</text:p>
          </table:table-cell>
          <table:table-cell table:style-name="ce10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17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IN_VESPER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Indicador de turno vespertino</text:p>
          </table:table-cell>
          <table:table-cell table:style-name="ce10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17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IN_NOTURNO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Indicador de turno noturno</text:p>
          </table:table-cell>
          <table:table-cell table:style-name="ce10" office:value-type="string" calcext:value-type="string">
            <text:p>0 = Não</text:p>
            <text:p>1 = Sim</text:p>
          </table:table-cell>
          <table:table-cell table:number-columns-repeated="1018"/>
        </table:table-row>
        <table:table-row table:style-name="ro19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ID_STATUS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Indicativo de inscrito regular ou irregular</text:p>
          </table:table-cell>
          <table:table-cell table:style-name="ce10" office:value-type="string" calcext:value-type="string">
            <text:p>1 = Regular</text:p>
          </table:table-cell>
          <table:table-cell table:number-columns-repeated="1018"/>
        </table:table-row>
        <table:table-row table:style-name="ro19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AMOSTRA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Estudante selecionado para participar da prova</text:p>
          </table:table-cell>
          <table:table-cell table:style-name="ce10" office:value-type="string" calcext:value-type="string">
            <text:p>1 = Estudante selecionado</text:p>
          </table:table-cell>
          <table:table-cell table:number-columns-repeated="1018"/>
        </table:table-row>
        <table:table-row table:style-name="ro19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TP_INSCRICAO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Tipo de inscrição</text:p>
          </table:table-cell>
          <table:table-cell table:style-name="ce10" office:value-type="string" calcext:value-type="string">
            <text:p>0 = Concluinte</text:p>
          </table:table-cell>
          <table:table-cell table:number-columns-repeated="1018"/>
        </table:table-row>
        <table:table-row table:style-name="ro4">
          <table:table-cell table:style-name="ce53" office:value-type="string" calcext:value-type="string" table:number-columns-spanned="6" table:number-rows-spanned="1">
            <text:p>AVALIAÇÃO - FORMAÇÃO GERAL E COMPONENTE ESPECÍFICO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6" table:number-rows-spanned="1">
            <text:p>PARTE 3 - NÚMERO DE ITENS DA PARTE OBJETIVA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NU_ITEM_OFG</text:p>
          </table:table-cell>
          <table:table-cell table:style-name="ce18" office:value-type="string" calcext:value-type="string">
            <text:p>Numérica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Número de itens da parte objetiva de Formação Geral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018"/>
        </table:table-row>
        <table:table-row table:style-name="ro19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NU_ITEM_OCE</text:p>
          </table:table-cell>
          <table:table-cell table:style-name="ce18" office:value-type="string" calcext:value-type="string">
            <text:p>Numérica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Número de itens da parte objetiva de Componente Específico</text:p>
          </table:table-cell>
          <table:table-cell table:style-name="ce47" office:value-type="float" office:value="27" calcext:value-type="float">
            <text:p>27</text:p>
          </table:table-cell>
          <table:table-cell table:number-columns-repeated="1018"/>
        </table:table-row>
        <table:table-row table:style-name="ro20">
          <table:table-cell table:style-name="ce51" office:value-type="string" calcext:value-type="string" table:number-columns-spanned="6" table:number-rows-spanned="1">
            <text:p>PARTE 4 - VETORES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2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DS_VT_GAB_OFG_FIN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Vetor que representa o gabarito final de Formação Geral</text:p>
          </table:table-cell>
          <table:table-cell table:style-name="ce47" office:value-type="string" calcext:value-type="string">
            <text:p>1 letra por item <text:s/>(Intervalo de A a E) <text:s text:c="216"/></text:p>
          </table:table-cell>
          <table:table-cell table:number-columns-repeated="1018"/>
        </table:table-row>
        <table:table-row table:style-name="ro22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DS_VT_GAB_OCE_FIN</text:p>
          </table:table-cell>
          <table:table-cell table:style-name="ce18" office:value-type="string" calcext:value-type="string">
            <text:p>Caracter</text:p>
          </table:table-cell>
          <table:table-cell table:style-name="ce8" office:value-type="float" office:value="27" calcext:value-type="float">
            <text:p>27</text:p>
          </table:table-cell>
          <table:table-cell table:style-name="ce9" office:value-type="string" calcext:value-type="string">
            <text:p>Vetor que representa o gabarito final de Componente Específico</text:p>
          </table:table-cell>
          <table:table-cell table:style-name="ce47" office:value-type="string" calcext:value-type="string">
            <text:p>1 letra por item (Intervalo de A a E)</text:p>
            <text:p>Z = Questão excluída devido a anulação</text:p>
            <text:p>X = Questão excluída devido ao coeficiente pontobisserial menor que 0,20</text:p>
          </table:table-cell>
          <table:table-cell table:number-columns-repeated="1018"/>
        </table:table-row>
        <table:table-row table:style-name="ro23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DS_VT_ESC_OFG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Vetor que representa a escolha de resposta da parte objetiva da formação geral</text:p>
          </table:table-cell>
          <table:table-cell table:style-name="ce48" office:value-type="string" calcext:value-type="string">
            <text:p>1 letra por item <text:s/>(Intervalo de A a E) <text:s text:c="390"/>'.'=em branco <text:s text:c="397"/>'*'=múltiplo</text:p>
          </table:table-cell>
          <table:table-cell table:number-columns-repeated="1018"/>
        </table:table-row>
        <table:table-row table:style-name="ro11"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DS_VT_ACE_OFG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Vetor que representa os acertos da parte objetiva na formação geral</text:p>
          </table:table-cell>
          <table:table-cell table:style-name="ce47" office:value-type="string" calcext:value-type="string">
            <text:p>0 = Errado</text:p>
            <text:p>1 = Certo</text:p>
          </table:table-cell>
          <table:table-cell table:number-columns-repeated="1018"/>
        </table:table-row>
        <table:table-row table:style-name="ro23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DS_VT_ESC_OCE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27" calcext:value-type="float">
            <text:p>27</text:p>
          </table:table-cell>
          <table:table-cell table:style-name="ce15" office:value-type="string" calcext:value-type="string">
            <text:p>Vetor que representa a escolha de resposta da parte objetiva do componente específico</text:p>
          </table:table-cell>
          <table:table-cell table:style-name="ce48" office:value-type="string" calcext:value-type="string">
            <text:p>1 letra por item <text:s/>(Intervalo de A a E) <text:s text:c="390"/>'.'=em branco <text:s text:c="397"/>'*'=múltiplo</text:p>
          </table:table-cell>
          <table:table-cell table:number-columns-repeated="1018"/>
        </table:table-row>
        <table:table-row table:style-name="ro24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DS_VT_ACE_OCE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27" calcext:value-type="float">
            <text:p>27</text:p>
          </table:table-cell>
          <table:table-cell table:style-name="ce9" office:value-type="string" calcext:value-type="string">
            <text:p>Vetor que representa os acertos da parte objetiva do componente específico</text:p>
          </table:table-cell>
          <table:table-cell table:style-name="ce47" office:value-type="string" calcext:value-type="string">
            <text:p>0 = Errado</text:p>
            <text:p>1 = Certo</text:p>
            <text:p>8 = Anulada pela comissão</text:p>
            <text:p>9 = Anulada pelo índice de discriminação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6" table:number-rows-spanned="1">
            <text:p>PARTE 5 - TIPOS DE PRESENÇA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16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TP_PRES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presença no Enade</text:p>
          </table:table-cell>
          <table:table-cell table:style-name="ce36" office:value-type="string" calcext:value-type="string">
            <text:p>222 = Ausente</text:p>
            <text:p>555 = Presente com resultado válido</text:p>
            <text:p>556 = Presente com resultado desconsiderado pela Aplicadora</text:p>
          </table:table-cell>
          <table:table-cell table:number-columns-repeated="1018"/>
        </table:table-row>
        <table:table-row table:style-name="ro25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TP_PR_GER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presença na prova</text:p>
          </table:table-cell>
          <table:table-cell table:style-name="ce36" office:value-type="string" calcext:value-type="string">
            <text:p>222 = Ausente</text:p>
            <text:p>333 = Participação com prova em branco</text:p>
            <text:p>444 =  Participação indevida por motivo de protesto</text:p>
            <text:p>555 = Participação com resposta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26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TP_PR_OB_FG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presença na parte objetiva na formação geral</text:p>
          </table:table-cell>
          <table:table-cell table:style-name="ce36" office:value-type="string" calcext:value-type="string">
            <text:p>222 = Ausente</text:p>
            <text:p>333 = Participação com prova em branco</text:p>
            <text:p>444 =  Participação indevida por motivo de protesto</text:p>
            <text:p>555 = Participação com resposta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27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TP_PR_DI_FG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presença na parte discursiva na formação geral</text:p>
          </table:table-cell>
          <table:table-cell table:style-name="ce36" office:value-type="string" calcext:value-type="string">
            <text:p>222 = Ausente</text:p>
            <text:p>333 = Participação com prova em branco</text:p>
            <text:p>444 =  Participação indevida por motivo de protesto</text:p>
            <text:p>555 = Participação com resposta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28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TP_PR_OB_CE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presença na parte objetiva no componente específico</text:p>
          </table:table-cell>
          <table:table-cell table:style-name="ce36" office:value-type="string" calcext:value-type="string">
            <text:p>222 = Ausente</text:p>
            <text:p>333 = Participação com prova em branco</text:p>
            <text:p>444 =  Participação indevida por motivo de protesto</text:p>
            <text:p>555 = Participação com resposta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29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TP_PR_DI_CE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presença na parte discursiva no componente específico</text:p>
          </table:table-cell>
          <table:table-cell table:style-name="ce36" office:value-type="string" calcext:value-type="string">
            <text:p>222 = Ausente</text:p>
            <text:p>333 = Participação com prova em branco</text:p>
            <text:p>444 =  Participação indevida por motivo de protesto</text:p>
            <text:p>555 = Participação com resposta válidas na prova</text:p>
            <text:p>556 = Participação com resultado desconsiderado pela Aplicadora</text:p>
          </table:table-cell>
          <table:table-cell table:number-columns-repeated="1018"/>
        </table:table-row>
        <table:table-row table:style-name="ro1">
          <table:table-cell table:style-name="ce51" office:value-type="string" calcext:value-type="string" table:number-columns-spanned="6" table:number-rows-spanned="1">
            <text:p>PARTE 6 - TIPOS DE SITUAÇÃO DAS QUESTÕES DA PARTE DISCURSIVA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30">
          <table:table-cell table:style-name="ce34" office:value-type="string" calcext:value-type="string" table:number-columns-spanned="6" table:number-rows-spanned="1">
            <text:p>(*) significa resultados considerados para o cálculo da nota do estudante e (**) significa resultado desconsiderado para o cálculo da nota do estudante.</text:p>
          </table:table-cell>
          <table:covered-table-cell table:number-columns-repeated="3" table:style-name="ce39"/>
          <table:covered-table-cell table:style-name="ce67"/>
          <table:covered-table-cell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 table:number-columns-spanned="6" table:number-rows-spanned="1"/>
          <table:covered-table-cell table:number-columns-repeated="5" table:style-name="ce39"/>
          <table:table-cell table:style-name="ce34"/>
          <table:table-cell table:number-columns-repeated="3"/>
        </table:table-row>
        <table:table-row table:style-name="ro31">
          <table:table-cell office:value-type="float" office:value="36" calcext:value-type="float">
            <text:p>36</text:p>
          </table:table-cell>
          <table:table-cell table:style-name="ce6" office:value-type="string" calcext:value-type="string">
            <text:p>TP_SFG_D1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situação da questão 1 da parte discursiva da formação geral</text:p>
          </table:table-cell>
          <table:table-cell table:style-name="ce36" office:value-type="string" calcext:value-type="string">
            <text:p>222 = Não se aplica (estudante ausente)**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</table:table-cell>
          <table:table-cell table:number-columns-repeated="1018"/>
        </table:table-row>
        <table:table-row table:style-name="ro31"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TP_SFG_D2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situação da questão 2 da parte discursiva da formação geral</text:p>
          </table:table-cell>
          <table:table-cell table:style-name="ce36" office:value-type="string" calcext:value-type="string">
            <text:p>222 = Não se aplica (estudante ausente)**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</table:table-cell>
          <table:table-cell table:number-columns-repeated="1018"/>
        </table:table-row>
        <table:table-row table:style-name="ro31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TP_SCE_D1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situação da questão 1 da parte discursiva do componente específico</text:p>
          </table:table-cell>
          <table:table-cell table:style-name="ce36" office:value-type="string" calcext:value-type="string">
            <text:p>222 = Não se aplica (estudante ausente)**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</table:table-cell>
          <table:table-cell table:number-columns-repeated="1018"/>
        </table:table-row>
        <table:table-row table:style-name="ro31">
          <table:table-cell office:value-type="float" office:value="39" calcext:value-type="float">
            <text:p>39</text:p>
          </table:table-cell>
          <table:table-cell table:style-name="ce6" office:value-type="string" calcext:value-type="string">
            <text:p>TP_SCE_D2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situação da questão 2 da parte discursiva do componente específico</text:p>
          </table:table-cell>
          <table:table-cell table:style-name="ce36" office:value-type="string" calcext:value-type="string">
            <text:p>222 = Não se aplica (estudante ausente)**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</table:table-cell>
          <table:table-cell table:number-columns-repeated="1018"/>
        </table:table-row>
        <table:table-row table:style-name="ro31">
          <table:table-cell office:value-type="float" office:value="40" calcext:value-type="float">
            <text:p>40</text:p>
          </table:table-cell>
          <table:table-cell table:style-name="ce6" office:value-type="string" calcext:value-type="string">
            <text:p>TP_SCE_D3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Tipo de situação da questão 3 da parte discursiva do componente específico</text:p>
          </table:table-cell>
          <table:table-cell table:style-name="ce36" office:value-type="string" calcext:value-type="string">
            <text:p>222 = Não se aplica (estudante ausente)**</text:p>
            <text:p>333 = Questão em branco (estudante presente)*</text:p>
            <text:p>444 = Questão zerada por motivo de protesto*</text:p>
            <text:p>555 = Questão com resultado válido*</text:p>
            <text:p>556 = Questão com resultado desconsiderado por problemas administrativos**</text:p>
          </table:table-cell>
          <table:table-cell table:number-columns-repeated="1018"/>
        </table:table-row>
        <table:table-row table:style-name="ro20">
          <table:table-cell table:style-name="ce51" office:value-type="string" calcext:value-type="string" table:number-columns-spanned="6" table:number-rows-spanned="1">
            <text:p>PARTE 7 - NOTAS NA FORMAÇÃO GERAL E COMPONENTE ESPECÍFICO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32"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NT_GER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Nota bruta da prova - Média ponderada da formação geral (25%) e componente específico (75%). (valor de 0 a 100)</text:p>
          </table:table-cell>
          <table:table-cell table:style-name="ce10" office:value-type="string" calcext:value-type="string">
            <text:p>min = 0</text:p>
            <text:p>max = 94,0</text:p>
          </table:table-cell>
          <table:table-cell table:number-columns-repeated="1018"/>
        </table:table-row>
        <table:table-row table:style-name="ro32"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NT_FG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Nota bruta na formação geral - Média ponderada da parte objetiva (60%) e discursiva (40%) na formação geral.(valor de 0 a 100)</text:p>
          </table:table-cell>
          <table:table-cell table:style-name="ce10" office:value-type="string" calcext:value-type="string">
            <text:p>min = 0</text:p>
            <text:p>max = 96,0</text:p>
          </table:table-cell>
          <table:table-cell table:number-columns-repeated="1018"/>
        </table:table-row>
        <table:table-row table:style-name="ro32">
          <table:table-cell office:value-type="float" office:value="43" calcext:value-type="float">
            <text:p>43</text:p>
          </table:table-cell>
          <table:table-cell table:style-name="ce6" office:value-type="string" calcext:value-type="string">
            <text:p>NT_OBJ_FG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Nota bruta na parte objetiva da formação geral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32">
          <table:table-cell office:value-type="float" office:value="44" calcext:value-type="float">
            <text:p>44</text:p>
          </table:table-cell>
          <table:table-cell table:style-name="ce6" office:value-type="string" calcext:value-type="string">
            <text:p>NT_DIS_FG</text:p>
          </table:table-cell>
          <table:table-cell table:style-name="ce11" office:value-type="string" calcext:value-type="string">
            <text:p>Numérica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Nota bruta na parte discursiva da formação geral. (valor de 0 a 100)</text:p>
          </table:table-cell>
          <table:table-cell table:style-name="ce10" office:value-type="string" calcext:value-type="string">
            <text:p>min = 0</text:p>
            <text:p>max = 97,5</text:p>
          </table:table-cell>
          <table:table-cell table:number-columns-repeated="1018"/>
        </table:table-row>
        <table:table-row table:style-name="ro33">
          <table:table-cell office:value-type="float" office:value="45" calcext:value-type="float">
            <text:p>45</text:p>
          </table:table-cell>
          <table:table-cell table:style-name="ce22" office:value-type="string" calcext:value-type="string">
            <text:p>NT_FG_D1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Nota da questão 1 da parte discursiva da formação geral - Média ponderada da parte de Língua Portuguesa (20%) e Conteúdo (80%) da Questão 1 da parte discursiva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33">
          <table:table-cell office:value-type="float" office:value="46" calcext:value-type="float">
            <text:p>46</text:p>
          </table:table-cell>
          <table:table-cell table:style-name="ce22" office:value-type="string" calcext:value-type="string">
            <text:p>NT_FG_D2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23" office:value-type="string" calcext:value-type="string">
            <text:p>Nota da questão 2 da parte discursiva na formação geral - Média ponderada da parte de Língua Portuguesa (20%) e Conteúdo (80%) da Questão 2 da parte discursiva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32"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NT_CE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string" calcext:value-type="string">
            <text:p>Nota bruta no componente específico - Média ponderada da parte objetiva (85%) e discursiva (15%) no componente específico. (valor de 0 a 100)</text:p>
          </table:table-cell>
          <table:table-cell table:style-name="ce10" office:value-type="string" calcext:value-type="string">
            <text:p>min = 0</text:p>
            <text:p>max = 98,5</text:p>
          </table:table-cell>
          <table:table-cell table:number-columns-repeated="1018"/>
        </table:table-row>
        <table:table-row table:style-name="ro32">
          <table:table-cell office:value-type="float" office:value="48" calcext:value-type="float">
            <text:p>48</text:p>
          </table:table-cell>
          <table:table-cell table:style-name="ce6" office:value-type="string" calcext:value-type="string">
            <text:p>NT_OBJ_CE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string" calcext:value-type="string">
            <text:p>Nota bruta na parte objetiva do componente específico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32">
          <table:table-cell office:value-type="float" office:value="49" calcext:value-type="float">
            <text:p>49</text:p>
          </table:table-cell>
          <table:table-cell table:style-name="ce6" office:value-type="string" calcext:value-type="string">
            <text:p>NT_DIS_CE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string" calcext:value-type="string">
            <text:p>Nota bruta na parte discursiva do componente específico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32"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NT_CE_D1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string" calcext:value-type="string">
            <text:p>Nota da questão 1 da parte discursiva do componente específico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32">
          <table:table-cell office:value-type="float" office:value="51" calcext:value-type="float">
            <text:p>51</text:p>
          </table:table-cell>
          <table:table-cell table:style-name="ce6" office:value-type="string" calcext:value-type="string">
            <text:p>NT_CE_D2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string" calcext:value-type="string">
            <text:p>Nota da questão 2 da parte discursiva do componente específico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32">
          <table:table-cell office:value-type="float" office:value="52" calcext:value-type="float">
            <text:p>52</text:p>
          </table:table-cell>
          <table:table-cell table:style-name="ce6" office:value-type="string" calcext:value-type="string">
            <text:p>NT_CE_D3</text:p>
          </table:table-cell>
          <table:table-cell table:style-name="ce11" office:value-type="string" calcext:value-type="string">
            <text:p>Numéric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string" calcext:value-type="string">
            <text:p>Nota da questão 3 da parte discursiva do componente específico. (valor de 0 a 100)</text:p>
          </table:table-cell>
          <table:table-cell table:style-name="ce10" office:value-type="string" calcext:value-type="string">
            <text:p>min = 0</text:p>
            <text:p>max = 100</text:p>
          </table:table-cell>
          <table:table-cell table:number-columns-repeated="1018"/>
        </table:table-row>
        <table:table-row table:style-name="ro2">
          <table:table-cell table:style-name="ce53" office:value-type="string" calcext:value-type="string" table:number-columns-spanned="6" table:number-rows-spanned="1">
            <text:p>QUESTINÁRIOS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34">
          <table:table-cell table:style-name="ce51" office:value-type="string" calcext:value-type="string" table:number-columns-spanned="6" table:number-rows-spanned="1">
            <text:p>PARTE 8 - QUESTIONÁRIO DE PERCEPÇÃO DA PROVA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35">
          <table:table-cell office:value-type="float" office:value="53" calcext:value-type="float">
            <text:p>53</text:p>
          </table:table-cell>
          <table:table-cell table:style-name="ce15" office:value-type="string" calcext:value-type="string">
            <text:p>CO_RS_I1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1 - Qual o grau de dificuldade desta prova na parte de Formação Geral?</text:p>
          </table:table-cell>
          <table:table-cell table:style-name="ce10" office:value-type="string" calcext:value-type="string">
            <text:p>A = Muito fácil.</text:p>
            <text:p>B = Fácil.</text:p>
            <text:p>C = Médio.</text:p>
            <text:p>D = Difícil.</text:p>
            <text:p>E = Muito difícil.</text:p>
            <text:p>* = Resposta anulada                                                                                                                                                                                    </text:p>
            <text:p> . = Não respondeu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6">
          <table:table-cell office:value-type="float" office:value="54" calcext:value-type="float">
            <text:p>54</text:p>
          </table:table-cell>
          <table:table-cell table:style-name="ce15" office:value-type="string" calcext:value-type="string">
            <text:p>CO_RS_I2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2 - Qual o grau de dificuldade desta prova na parte do Componente Específico?</text:p>
          </table:table-cell>
          <table:table-cell table:style-name="ce10" office:value-type="string" calcext:value-type="string">
            <text:p>A = Muito fácil.</text:p>
            <text:p>B = Fácil.</text:p>
            <text:p>C = Médio.</text:p>
            <text:p>D = Difícil.</text:p>
            <text:p>E = Muito difícil.</text:p>
            <text:p>* = Resposta anulada                                                                                                                                                                                    </text:p>
            <text:p> . = Não respondeu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7">
          <table:table-cell office:value-type="float" office:value="55" calcext:value-type="float">
            <text:p>55</text:p>
          </table:table-cell>
          <table:table-cell table:style-name="ce15" office:value-type="string" calcext:value-type="string">
            <text:p>CO_RS_I3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3 - Considerando a extensão da prova, em relação ao tempo total, você considera que a prova foi:</text:p>
          </table:table-cell>
          <table:table-cell table:style-name="ce10" office:value-type="string" calcext:value-type="string">
            <text:p>A = Muito longa.</text:p>
            <text:p>B = Longa.</text:p>
            <text:p>C = Adequada.</text:p>
            <text:p>D = Curta.</text:p>
            <text:p>E = Muito curta.</text:p>
            <text:p>* = Resposta anulada.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8">
          <table:table-cell office:value-type="float" office:value="56" calcext:value-type="float">
            <text:p>56</text:p>
          </table:table-cell>
          <table:table-cell table:style-name="ce15" office:value-type="string" calcext:value-type="string">
            <text:p>CO_RS_I4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4 - Os enunciados das questões da prova na parte de Formação Geral estavam claros e objetivos?</text:p>
          </table:table-cell>
          <table:table-cell table:style-name="ce10" office:value-type="string" calcext:value-type="string">
            <text:p>A = Sim, todos.</text:p>
            <text:p>B = Sim, a maioria.</text:p>
            <text:p>C = Apenas cerca da metade.</text:p>
            <text:p>D = Poucos.</text:p>
            <text:p>E = Não, nenhum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9">
          <table:table-cell office:value-type="float" office:value="57" calcext:value-type="float">
            <text:p>57</text:p>
          </table:table-cell>
          <table:table-cell table:style-name="ce15" office:value-type="string" calcext:value-type="string">
            <text:p>CO_RS_I5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5 - Os enunciados das questões na parte do Componente Específico estavam claros e objetivos?</text:p>
          </table:table-cell>
          <table:table-cell table:style-name="ce10" office:value-type="string" calcext:value-type="string">
            <text:p>A = Sim, todos.</text:p>
            <text:p>B = Sim, a maioria.</text:p>
            <text:p>C = Apenas cerca da metade.</text:p>
            <text:p>D = Poucos.</text:p>
            <text:p>E = Não, nenhum.</text:p>
            <text:p>* = Resposta anulada.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9">
          <table:table-cell office:value-type="float" office:value="58" calcext:value-type="float">
            <text:p>58</text:p>
          </table:table-cell>
          <table:table-cell table:style-name="ce15" office:value-type="string" calcext:value-type="string">
            <text:p>CO_RS_I6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6 - As informações/instruções fornecidas para a resolução das questões foram suficientes para resolvê-las?</text:p>
          </table:table-cell>
          <table:table-cell table:style-name="ce10" office:value-type="string" calcext:value-type="string">
            <text:p>A = Sim, até excessivas.</text:p>
            <text:p>B = Sim, em todas elas.</text:p>
            <text:p>C = Sim, na maioria delas.</text:p>
            <text:p>D = Sim, somente em algumas.</text:p>
            <text:p>E = Não, em nenhuma delas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40">
          <table:table-cell office:value-type="float" office:value="59" calcext:value-type="float">
            <text:p>59</text:p>
          </table:table-cell>
          <table:table-cell table:style-name="ce15" office:value-type="string" calcext:value-type="string">
            <text:p>CO_RS_I7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7 - Você se deparou com alguma dificuldade ao responder à prova. Qual?</text:p>
          </table:table-cell>
          <table:table-cell table:style-name="ce10" office:value-type="string" calcext:value-type="string">
            <text:p>A = Desconhecimento do conteúdo.</text:p>
            <text:p>B = Forma diferente de abordagem do conteúdo.</text:p>
            <text:p>C = Espaço insuficiente para responder às questões.</text:p>
            <text:p>D = Falta de motivação para fazer a prova.</text:p>
            <text:p>E = Não tive qualquer tipo de dificuldade para responder à prova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39"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CO_RS_I8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8 - Considerando apenas as questões objetivas da prova, você percebeu que:</text:p>
          </table:table-cell>
          <table:table-cell table:style-name="ce10" office:value-type="string" calcext:value-type="string">
            <text:p>A = Não estudou ainda a maioria desses conteúdos.</text:p>
            <text:p>B = Estudou alguns desses conteúdos, mas não os aprendeu.</text:p>
            <text:p>C = Estudou a maioria desses conteúdos, mas não os aprendeu.</text:p>
            <text:p>D = Estudou e aprendeu muitos desses conteúdos.</text:p>
            <text:p>E = Estudou e aprendeu todos esses conteúdos.</text:p>
            <text:p>* = Resposta anulada.                                                                                                                                                                                    </text:p>
            <text:p>. = Não respondeu. 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41">
          <table:table-cell office:value-type="float" office:value="61" calcext:value-type="float">
            <text:p>61</text:p>
          </table:table-cell>
          <table:table-cell table:style-name="ce15" office:value-type="string" calcext:value-type="string">
            <text:p>CO_RS_I9</text:p>
          </table:table-cell>
          <table:table-cell table:style-name="ce11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9 - Qual foi o tempo gasto por você para concluir a prova?</text:p>
          </table:table-cell>
          <table:table-cell table:style-name="ce10" office:value-type="string" calcext:value-type="string">
            <text:p>A = Menos de uma hora.</text:p>
            <text:p>B = Entre uma e duas horas.</text:p>
            <text:p>C = Entre duas e três horas.</text:p>
            <text:p>D = Entre três e quatro horas.</text:p>
            <text:p>E = Quatro horas e não consegui terminar.</text:p>
            <text:p>* = Resposta anulada.                                                                                                                                                                                    </text:p>
            <text:p>.  = Não respondeu.                                                                                                                                                                                        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 table:number-columns-spanned="6" table:number-rows-spanned="1">
            <text:p>PARTE 9 - QUESTIONÁRIO DO ESTUDANTE</text:p>
          </table:table-cell>
          <table:covered-table-cell table:number-columns-repeated="3" table:style-name="ce39"/>
          <table:covered-table-cell table:style-name="ce67"/>
          <table:covered-table-cell/>
          <table:table-cell table:number-columns-repeated="1018"/>
        </table:table-row>
        <table:table-row table:style-name="ro42">
          <table:table-cell office:value-type="float" office:value="62" calcext:value-type="float">
            <text:p>62</text:p>
          </table:table-cell>
          <table:table-cell table:style-name="ce6" office:value-type="string" calcext:value-type="string">
            <text:p>QE_I01</text:p>
          </table:table-cell>
          <table:table-cell table:style-name="ce24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string" calcext:value-type="string">
            <text:p>Qual o seu estado civil?</text:p>
          </table:table-cell>
          <table:table-cell table:style-name="ce37" office:value-type="string" calcext:value-type="string">
            <text:p>A = Solteiro(a).</text:p>
            <text:p>B = Casado(a).</text:p>
            <text:p>C = Separado(a)/desquitado(a)/divorciado(a).</text:p>
            <text:p>D = Viúvo(a).</text:p>
            <text:p>E = Outro.</text:p>
          </table:table-cell>
          <table:table-cell table:number-columns-repeated="1018"/>
        </table:table-row>
        <table:table-row table:style-name="ro43">
          <table:table-cell office:value-type="float" office:value="63" calcext:value-type="float">
            <text:p>63</text:p>
          </table:table-cell>
          <table:table-cell table:style-name="ce6" office:value-type="string" calcext:value-type="string">
            <text:p>QE_I02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string" calcext:value-type="string">
            <text:p>Como você se considera?</text:p>
          </table:table-cell>
          <table:table-cell table:style-name="ce37" office:value-type="string" calcext:value-type="string">
            <text:p>A = Branco(a).</text:p>
            <text:p>B = Negro(a).</text:p>
            <text:p>C = Pardo(a)/mulato(a).</text:p>
            <text:p>D = Amarelo(a) (de origem oriental).</text:p>
            <text:p>E = Indígena ou de origem indígena.</text:p>
          </table:table-cell>
          <table:table-cell table:number-columns-repeated="1018"/>
        </table:table-row>
        <table:table-row table:style-name="ro44">
          <table:table-cell office:value-type="float" office:value="64" calcext:value-type="float">
            <text:p>64</text:p>
          </table:table-cell>
          <table:table-cell table:style-name="ce6" office:value-type="string" calcext:value-type="string">
            <text:p>QE_I03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string" calcext:value-type="string">
            <text:p>Onde e como você mora atualmente?</text:p>
          </table:table-cell>
          <table:table-cell table:style-name="ce37" office:value-type="string" calcext:value-type="string">
            <text:p>A = Em casa ou apartamento, sozinho.</text:p>
            <text:p>B = Em casa ou apartamento, com pais e/ou parentes.</text:p>
            <text:p>C = Em casa ou apartamento, com cônjuge e/ou filhos.</text:p>
            <text:p>D = Em casa ou apartamento, com outras pessoas (incluindo república).</text:p>
            <text:p>E = Em alojamento universitário da própria instituição.</text:p>
            <text:p>F = Em outros tipos de habitação individual ou coletiva (hotel, hospedaria, pensão ou outro)</text:p>
          </table:table-cell>
          <table:table-cell table:number-columns-repeated="1018"/>
        </table:table-row>
        <table:table-row table:style-name="ro45">
          <table:table-cell office:value-type="float" office:value="65" calcext:value-type="float">
            <text:p>65</text:p>
          </table:table-cell>
          <table:table-cell table:style-name="ce6" office:value-type="string" calcext:value-type="string">
            <text:p>QE_I04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Quantas pessoas, da sua família, moram com você na mesma casa? (Contando com seus pais, irmãos, cônjuge, filhos ou outros parentes que moram na mesma casa com você)</text:p>
          </table:table-cell>
          <table:table-cell table:style-name="ce15" office:value-type="string" calcext:value-type="string">
            <text:p>A = Nenhuma.</text:p>
            <text:p>B = Uma.</text:p>
            <text:p>C = Duas.</text:p>
            <text:p>D = Três.</text:p>
            <text:p>E = Quatro.</text:p>
            <text:p>F = Cinco.</text:p>
            <text:p>G = Seis.</text:p>
            <text:p>H = Mais de seis.</text:p>
          </table:table-cell>
          <table:table-cell table:number-columns-repeated="1018"/>
        </table:table-row>
        <table:table-row table:style-name="ro46">
          <table:table-cell office:value-type="float" office:value="66" calcext:value-type="float">
            <text:p>66</text:p>
          </table:table-cell>
          <table:table-cell table:style-name="ce6" office:value-type="string" calcext:value-type="string">
            <text:p>QE_I05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37" office:value-type="string" calcext:value-type="string">
            <text:p>Somando a sua renda com a renda dos familiares que moram com você, quanto é, aproximadamente, a renda familiar? (Considere a renda de todos os seus familiares que moram na sua casa com você).</text:p>
          </table:table-cell>
          <table:table-cell table:style-name="ce37" office:value-type="string" calcext:value-type="string">
            <text:p>A = Nenhuma.</text:p>
            <text:p>B = Até 1,5 salário mínimo (até R$ 817,50).</text:p>
            <text:p>C = De 1,5 a 3 salários mínimos (R$ 817,51 a R$ 1.635,00).</text:p>
            <text:p>D = De 3 a 4,5 salários mínimos (R$ 1.635,01 a R$ 2.452,50).</text:p>
            <text:p>E = De 4,5 a 6 salários mínimos (R$ 2.452,51 a R$ 3.270,00).</text:p>
            <text:p>F = De 6 a 10 salários mínimos (R$ 3.270,01 a R$ 5.450,00).</text:p>
            <text:p>G = De 10 a 30 salários mínimos (R$ 5.450,01 a R$ 16.350,00).</text:p>
            <text:p>H = Acima de 30 salários mínimos (mais de R$ 16.350,01).</text:p>
          </table:table-cell>
          <table:table-cell table:number-columns-repeated="1018"/>
        </table:table-row>
        <table:table-row table:style-name="ro47">
          <table:table-cell office:value-type="float" office:value="67" calcext:value-type="float">
            <text:p>67</text:p>
          </table:table-cell>
          <table:table-cell table:style-name="ce6" office:value-type="string" calcext:value-type="string">
            <text:p>QE_I06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Assinale a situação abaixo que melhor descreve seu caso (incluindo bolsa).</text:p>
          </table:table-cell>
          <table:table-cell table:style-name="ce15" office:value-type="string" calcext:value-type="string">
            <text:p>A = Não tenho renda e meus gastos são financiados pela minha família ou por outras pessoas.</text:p>
            <text:p>B = Tenho renda, mas recebo ajuda da família ou de outras pessoas para financiar meus gastos.</text:p>
            <text:p>C = Tenho renda e me sustento totalmente.</text:p>
            <text:p>D = Tenho renda, me sustento e contribuo com o sustento da família.</text:p>
            <text:p>E = Tenho renda, me sustento e sou o principal responsável pelo sustento da família.</text:p>
          </table:table-cell>
          <table:table-cell table:number-columns-repeated="1018"/>
        </table:table-row>
        <table:table-row table:style-name="ro48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QE_I07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Indique a resposta que melhor descreve sua atual situação de trabalho (Não contar estágio, bolsas de pesquisa ou monitoria).</text:p>
          </table:table-cell>
          <table:table-cell table:style-name="ce37" office:value-type="string" calcext:value-type="string">
            <text:p>A = Não estou trabalhando.</text:p>
            <text:p>B = Trabalho eventualmente.</text:p>
            <text:p>C = Trabalho até 20 horas semanais.</text:p>
            <text:p>D = Trabalho mais de  20 horas semanais e menos de 40 horas semanais.</text:p>
            <text:p>E = Trabalho em tempo integral - 40 horas semanais ou mais.</text:p>
          </table:table-cell>
          <table:table-cell table:number-columns-repeated="1018"/>
        </table:table-row>
        <table:table-row table:style-name="ro49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QE_I08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Durante o curso de graduação (responder somente no caso de ser concluinte):</text:p>
          </table:table-cell>
          <table:table-cell table:style-name="ce21" office:value-type="string" calcext:value-type="string">
            <text:p>A = Não fiz nenhum tipo de estágio.</text:p>
            <text:p>B = Fiz ou faço somente estágio obrigatório.</text:p>
            <text:p>C = Fiz ou faço somente estágio não obrigatório.</text:p>
            <text:p>D = Fiz ou faço estágio obrigatório e não obrigatório.</text:p>
          </table:table-cell>
          <table:table-cell table:number-columns-repeated="1018"/>
        </table:table-row>
        <table:table-row table:style-name="ro50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QE_I09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Você recebeu ou recebe algum tipo de bolsa de estudos ou financiamento para custear as mensalidades do curso?</text:p>
          </table:table-cell>
          <table:table-cell table:style-name="ce15" office:value-type="string" calcext:value-type="string">
            <text:p>A = Sim.</text:p>
            <text:p>B = Não se aplica -  meu curso é gratuito (Passe para a pergunta 11).</text:p>
            <text:p>C = Não (Passe para a pergunta 11).</text:p>
          </table:table-cell>
          <table:table-cell table:number-columns-repeated="1018"/>
        </table:table-row>
        <table:table-row table:style-name="ro5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QE_I10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Que tipo de bolsa de estudos ou financiamento você recebeu ou recebe para custear as mensalidades do curso?</text:p>
          </table:table-cell>
          <table:table-cell table:style-name="ce26" office:value-type="string" calcext:value-type="string">
            <text:p>A = ProUni integral.</text:p>
            <text:p>B = ProUni parcial.</text:p>
            <text:p>C = FIES.</text:p>
            <text:p>D = ProUni Parcial e FIES.</text:p>
            <text:p>E = Outro tipo de bolsa oferecido por governo estadual, distrital ou municipal.</text:p>
            <text:p>F = Bolsa integral ou parcial oferecida pela própria instituição de ensino.</text:p>
            <text:p>G = Bolsa integral ou parcial oferecida por outra entidade (empresa, ONG, outra).</text:p>
            <text:p>H = Financiamento oferecido pela própria instituição de ensino.</text:p>
            <text:p>I = Financiamento oferecido por outra entidade (banco privado, etc).</text:p>
            <text:p>J = Mais de um dos tipos de bolsa ou financiamento citados.</text:p>
          </table:table-cell>
          <table:table-cell table:number-columns-repeated="1018"/>
        </table:table-row>
        <table:table-row table:style-name="ro28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QE_I11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Você recebe ou recebeu alguma bolsa ou auxilio (exceto para cobrir mensalidades)?</text:p>
          </table:table-cell>
          <table:table-cell table:style-name="ce26" office:value-type="string" calcext:value-type="string">
            <text:p>A = Sim. Bolsa pemanência do ProUni.</text:p>
            <text:p>B = Sim, bolsa da própria instituição de ensino.</text:p>
            <text:p>C = Sim, outro tipo de bolsa oferecido por órgão governamental.</text:p>
            <text:p>D = Sim, outro tipo de bolsa oferecido por órgão não-governamental.</text:p>
            <text:p>E = Não.</text:p>
          </table:table-cell>
          <table:table-cell table:number-columns-repeated="1018"/>
        </table:table-row>
        <table:table-row table:style-name="ro52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QE_I12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Seu ingresso no curso de graduação se deu por meio de políticas de ação afirmativa?</text:p>
          </table:table-cell>
          <table:table-cell table:style-name="ce26" office:value-type="string" calcext:value-type="string">
            <text:p>A = Não.</text:p>
            <text:p>B = Sim, por critério étnico-racial (negros, pardos e indígenas).</text:p>
            <text:p>C = Sim, por critério de renda.</text:p>
            <text:p>D = Sim, por ter estudado em escola pública ou particular com bolsa de estudos.</text:p>
            <text:p>E = Sim, por sistema que combina dois ou mais critérios anteriores.</text:p>
            <text:p>F = Sim, por sistema diferente dos anteriores.</text:p>
          </table:table-cell>
          <table:table-cell table:number-columns-repeated="1018"/>
        </table:table-row>
        <table:table-row table:style-name="ro53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QE_I13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té que nível seu pai estudou?</text:p>
          </table:table-cell>
          <table:table-cell table:style-name="ce26" office:value-type="string" calcext:value-type="string">
            <text:p>A = Nenhuma escolaridade.</text:p>
            <text:p>B = Ensino fundamental: 1º ao 5º ano (antiga 1ª a 4ª série).</text:p>
            <text:p>C = Ensino fundamental: 6º ao 9º ano (antiga 5ª a 8ª série).</text:p>
            <text:p>D = Ensino médio.</text:p>
            <text:p>E = Ensino Superior.</text:p>
            <text:p>F = Pós-graduação.</text:p>
          </table:table-cell>
          <table:table-cell table:number-columns-repeated="1018"/>
        </table:table-row>
        <table:table-row table:style-name="ro54">
          <table:table-cell office:value-type="float" office:value="75" calcext:value-type="float">
            <text:p>75</text:p>
          </table:table-cell>
          <table:table-cell table:style-name="ce6" office:value-type="string" calcext:value-type="string">
            <text:p>QE_I14</text:p>
          </table:table-cell>
          <table:table-cell table:style-name="ce19" office:value-type="string" calcext:value-type="string">
            <text:p>Caracter</text:p>
          </table:table-cell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té que nível de ensino sua mãe estudou?</text:p>
          </table:table-cell>
          <table:table-cell table:style-name="ce26" office:value-type="string" calcext:value-type="string">
            <text:p>A = Nenhuma escolaridade.</text:p>
            <text:p>B = Ensino fundamental: 1º ao 5º ano (antiga 1ª a 4ª série).</text:p>
            <text:p>C = Ensino fundamental: 6º ao 9º ano (antiga 5ª a 8ª série).</text:p>
            <text:p>D = Ensino médio.</text:p>
            <text:p>E = Ensino Superior.</text:p>
            <text:p>F = Pós-graduação.</text:p>
          </table:table-cell>
          <table:table-cell table:number-columns-repeated="1018"/>
        </table:table-row>
        <table:table-row table:style-name="ro55">
          <table:table-cell office:value-type="float" office:value="76" calcext:value-type="float">
            <text:p>76</text:p>
          </table:table-cell>
          <table:table-cell table:style-name="ce22" office:value-type="string" calcext:value-type="string">
            <text:p>QE_I15</text:p>
          </table:table-cell>
          <table:table-cell table:style-name="ce19" office:value-type="string" calcext:value-type="string">
            <text:p>Numérica</text:p>
          </table:table-cell>
          <table:table-cell table:style-name="ce8" office:value-type="float" office:value="2" calcext:value-type="float">
            <text:p>2</text:p>
          </table:table-cell>
          <table:table-cell table:style-name="ce26" office:value-type="string" calcext:value-type="string">
            <text:p>Em que unidade de graduação você concluiu o ensino médio?</text:p>
          </table:table-cell>
          <table:table-cell table:style-name="ce42" office:value-type="string" calcext:value-type="string">
            <text:p>11 = Rondônia (RO)                           28 = Sergipe (SE)</text:p>
            <text:p>12 = Acre (AC)                                      29 = Bahia (BA)</text:p>
            <text:p>13 = Amazonas (AM)                         31 = Minas Gerais (MG)</text:p>
            <text:p>14 = Roraima (RR)                               32 = Espírito Santo (ES)</text:p>
            <text:p>15 = Pará (PA)                                      33 = Rio de Janeiro (RJ)</text:p>
            <text:p>16 = Amapa (AP)                                 35 = São Paulo (SP)</text:p>
            <text:p>17 = Tocantins (TO)                            41 = Paraná (PR)</text:p>
            <text:p>21 = Maranhão (MA)                          42 = Santa Catarina (SC)</text:p>
            <text:p>22 = Piauí (PI)                                        43 = Rio Grande do Sul (RS)</text:p>
            <text:p>23 = Ceará (CE)                                     50 = Mato Grosso do Sul (MS)</text:p>
            <text:p>24 = Rio Grande do Norte (RN)      51 = Mato Grosso (MT)</text:p>
            <text:p>25 = Paraíba (PB)                                  52 = Goiás (GO)</text:p>
            <text:p>26 = Pernambuco (PE)                        53 = Distrito Federal (DF)</text:p>
            <text:p>27 = Alagoas (AL)                                  99 = Exterior</text:p>
          </table:table-cell>
          <table:table-cell table:number-columns-repeated="1018"/>
        </table:table-row>
        <table:table-row table:style-name="ro56">
          <table:table-cell office:value-type="float" office:value="77" calcext:value-type="float">
            <text:p>77</text:p>
          </table:table-cell>
          <table:table-cell table:style-name="ce22" office:value-type="string" calcext:value-type="string">
            <text:p>QE_I16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6" office:value-type="string" calcext:value-type="string">
            <text:p>Você mudou de cidade, estado ou país para realizar este curso?</text:p>
          </table:table-cell>
          <table:table-cell table:style-name="ce38" office:value-type="string" calcext:value-type="string">
            <text:p>A = Não.</text:p>
            <text:p>B = Sim, mudei de uma cidade para outra, dentro do mesmo estado.</text:p>
            <text:p>C = Sim, mudei de estado.</text:p>
            <text:p>D = Sim, mudei de país.</text:p>
          </table:table-cell>
          <table:table-cell table:number-columns-repeated="1018"/>
        </table:table-row>
        <table:table-row table:style-name="ro57">
          <table:table-cell office:value-type="float" office:value="78" calcext:value-type="float">
            <text:p>78</text:p>
          </table:table-cell>
          <table:table-cell table:style-name="ce6" office:value-type="string" calcext:value-type="string">
            <text:p>QE_I17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Em que tipo de escola você cursou o ensino médio?</text:p>
          </table:table-cell>
          <table:table-cell table:style-name="ce26" office:value-type="string" calcext:value-type="string">
            <text:p>A = Todo em escola pública.</text:p>
            <text:p>B = Todo em escola privada (particular).</text:p>
            <text:p>C = A maior parte em escola pública.</text:p>
            <text:p>D = A maior parte em escola privada (particular).</text:p>
            <text:p>E = Metade em escola pública e metade em escola privada (particular).</text:p>
          </table:table-cell>
          <table:table-cell table:number-columns-repeated="1018"/>
        </table:table-row>
        <table:table-row table:style-name="ro58">
          <table:table-cell office:value-type="float" office:value="79" calcext:value-type="float">
            <text:p>79</text:p>
          </table:table-cell>
          <table:table-cell table:style-name="ce6" office:value-type="string" calcext:value-type="string">
            <text:p>QE_I18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Que tipo de curso de ensino médio você concluiu?</text:p>
          </table:table-cell>
          <table:table-cell table:style-name="ce26" office:value-type="string" calcext:value-type="string">
            <text:p>A = Ensino médio tradicional.</text:p>
            <text:p>B = Profissionalizante técnico (eletrônica, contabilidade, agrícola, outro).</text:p>
            <text:p>C = Profissionalizante magistério (Curso Normal).</text:p>
            <text:p>D = Educação de Jovens e Adultos (EJA) e/ou Supletivo.</text:p>
            <text:p>E = Outro.</text:p>
          </table:table-cell>
          <table:table-cell table:number-columns-repeated="1018"/>
        </table:table-row>
        <table:table-row table:style-name="ro59">
          <table:table-cell office:value-type="float" office:value="80" calcext:value-type="float">
            <text:p>80</text:p>
          </table:table-cell>
          <table:table-cell table:style-name="ce6" office:value-type="string" calcext:value-type="string">
            <text:p>QE_I19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Excetuando-se os livros indicados na bibliografia do seu curso, quantos livros você leu neste ano?</text:p>
          </table:table-cell>
          <table:table-cell table:style-name="ce26" office:value-type="string" calcext:value-type="string">
            <text:p>A = Nenhum.</text:p>
            <text:p>B = Um ou dois.</text:p>
            <text:p>C = De três a cinco.</text:p>
            <text:p>D = De seis a oito.</text:p>
            <text:p>E = Mais de oito.</text:p>
          </table:table-cell>
          <table:table-cell table:number-columns-repeated="1018"/>
        </table:table-row>
        <table:table-row table:style-name="ro60">
          <table:table-cell office:value-type="float" office:value="81" calcext:value-type="float">
            <text:p>81</text:p>
          </table:table-cell>
          <table:table-cell table:style-name="ce6" office:value-type="string" calcext:value-type="string">
            <text:p>QE_I20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Quantas horas por semana, aproximadamente, você dedicou aos estudos, excetuando as horas de aula?</text:p>
          </table:table-cell>
          <table:table-cell table:style-name="ce26" office:value-type="string" calcext:value-type="string">
            <text:p>A = Nenhuma, apenas assisto às aulas.</text:p>
            <text:p>B = De uma a três.</text:p>
            <text:p>C = De quatro a sete.</text:p>
            <text:p>D = De oito a doze.</text:p>
            <text:p>E = Mais de doze.</text:p>
          </table:table-cell>
          <table:table-cell table:number-columns-repeated="1018"/>
        </table:table-row>
        <table:table-row table:style-name="ro47">
          <table:table-cell office:value-type="float" office:value="82" calcext:value-type="float">
            <text:p>82</text:p>
          </table:table-cell>
          <table:table-cell table:style-name="ce6" office:value-type="string" calcext:value-type="string">
            <text:p>QE_I21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string" calcext:value-type="string">
            <text:p>Até o momento, qual turno concentrou a maior parte das disciplinas do seu curso?</text:p>
          </table:table-cell>
          <table:table-cell table:style-name="ce15" office:value-type="string" calcext:value-type="string">
            <text:p>A = Diurno (integral).</text:p>
            <text:p>B = Diurno (matutino).</text:p>
            <text:p>C = Diurno (vespertino).</text:p>
            <text:p>D = Noturno.</text:p>
            <text:p>E = Não há concentração em um turno.</text:p>
          </table:table-cell>
          <table:table-cell table:number-columns-repeated="1018"/>
        </table:table-row>
        <table:table-row table:style-name="ro43">
          <table:table-cell office:value-type="float" office:value="83" calcext:value-type="float">
            <text:p>83</text:p>
          </table:table-cell>
          <table:table-cell table:style-name="ce6" office:value-type="string" calcext:value-type="string">
            <text:p>QE_I22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string" calcext:value-type="string">
            <text:p>As condições gerais das instalações físicas de salas de aula, bibliotecas e ambientes de trabalho e estudo para o funcionamento do curso são adequadas? (Se for estudante de EAD - Educação a distância, considere as condições do polo de apoio presencial e/ou sede).</text:p>
          </table:table-cell>
          <table:table-cell table:style-name="ce15"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  <table:table-cell table:number-columns-repeated="1018"/>
        </table:table-row>
        <table:table-row table:style-name="ro49">
          <table:table-cell office:value-type="float" office:value="84" calcext:value-type="float">
            <text:p>84</text:p>
          </table:table-cell>
          <table:table-cell table:style-name="ce6" office:value-type="string" calcext:value-type="string">
            <text:p>QE_I23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As salas de aula são adequadas à quantidade de estudantes? (Se for estudante de EAD - Educação a distância, considere as condições do polo de apoio presencial e/ou sede).</text:p>
          </table:table-cell>
          <table:table-cell table:style-name="ce26"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  <table:table-cell table:number-columns-repeated="1018"/>
        </table:table-row>
        <table:table-row table:style-name="ro61">
          <table:table-cell office:value-type="float" office:value="85" calcext:value-type="float">
            <text:p>85</text:p>
          </table:table-cell>
          <table:table-cell table:style-name="ce6" office:value-type="string" calcext:value-type="string">
            <text:p>QE_I24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As instalações de laboratórios, os equipamentos, os materiais e os serviçoes de apoio específicos do curso são adequados? (Se for estudante de EAD - Educação a distância, considere as condições do polo de apoio presencial e/ou sede).</text:p>
          </table:table-cell>
          <table:table-cell table:style-name="ce26"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  <table:table-cell table:number-columns-repeated="1018"/>
        </table:table-row>
        <table:table-row table:style-name="ro62">
          <table:table-cell office:value-type="float" office:value="86" calcext:value-type="float">
            <text:p>86</text:p>
          </table:table-cell>
          <table:table-cell table:style-name="ce6" office:value-type="string" calcext:value-type="string">
            <text:p>QE_I25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ambientes para aulas práticas específicas do curso são adequados à quantidade de estudantes? (Se for estudante de EAD - Educação a distância, considere as condições do polo de apoio presencial e/ou sede).</text:p>
          </table:table-cell>
          <table:table-cell table:style-name="ce26"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  <table:table-cell table:number-columns-repeated="1018"/>
        </table:table-row>
        <table:table-row table:style-name="ro63">
          <table:table-cell office:value-type="float" office:value="87" calcext:value-type="float">
            <text:p>87</text:p>
          </table:table-cell>
          <table:table-cell table:style-name="ce6" office:value-type="string" calcext:value-type="string">
            <text:p>QE_I26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equipamentos e/ou materiais disponíveis nos ambientes para aulas prátivas são suficientes para o número de estudantes? (Se for estudante de EAD - Educação a distância, considere as condições do polo de apoio presencial e/ou sede).</text:p>
          </table:table-cell>
          <table:table-cell table:style-name="ce26" office:value-type="string" calcext:value-type="string">
            <text:p>A = Sim, todas.</text:p>
            <text:p>B = Sim, a maior parte.</text:p>
            <text:p>C = Somente algumas.</text:p>
            <text:p>D = Nenhuma.</text:p>
          </table:table-cell>
          <table:table-cell table:number-columns-repeated="1018"/>
        </table:table-row>
        <table:table-row table:style-name="ro64">
          <table:table-cell office:value-type="float" office:value="88" calcext:value-type="float">
            <text:p>88</text:p>
          </table:table-cell>
          <table:table-cell table:style-name="ce6" office:value-type="string" calcext:value-type="string">
            <text:p>QE_I27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Como a sua instituição viabiliza o acesso dos estudantes de graduação à Internet para atender às necessidades do curso? </text:p>
          </table:table-cell>
          <table:table-cell table:style-name="ce26" office:value-type="string" calcext:value-type="string">
            <text:p>A = Plenamente. </text:p>
            <text:p>B = Parcialmente. </text:p>
            <text:p>C = Não viabiliza para os estudantes do meu curso. </text:p>
            <text:p>D = Não viabiliza para nenhum estudante. </text:p>
          </table:table-cell>
          <table:table-cell table:number-columns-repeated="1018"/>
        </table:table-row>
        <table:table-row table:style-name="ro47">
          <table:table-cell office:value-type="float" office:value="89" calcext:value-type="float">
            <text:p>89</text:p>
          </table:table-cell>
          <table:table-cell table:style-name="ce6" office:value-type="string" calcext:value-type="string">
            <text:p>QE_I28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Como você caracteriza o uso de recursos audiovisuais e tecnológicos no seu curso?</text:p>
          </table:table-cell>
          <table:table-cell table:style-name="ce26" office:value-type="string" calcext:value-type="string">
            <text:p>A = Amplo e adequado. </text:p>
            <text:p>B = Amplo, mas inadequado. </text:p>
            <text:p>C = Restrito, mas adequado. </text:p>
            <text:p>D = Restrito e inadequado. </text:p>
            <text:p>E = A minha instituição não dispõe desses recursos /meios.</text:p>
          </table:table-cell>
          <table:table-cell table:number-columns-repeated="1018"/>
        </table:table-row>
        <table:table-row table:style-name="ro65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QE_I29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Com que frequência você normalmente utiliza a biblioteca de sua instituição? (Se for estudante de EAD – Educação a distância, considere as condições do polo de apoio presencial e/ou sede).</text:p>
          </table:table-cell>
          <table:table-cell table:style-name="ce26" office:value-type="string" calcext:value-type="string">
            <text:p>A = Diariamente. </text:p>
            <text:p>B = Entre duas e quatro vezes por semana. </text:p>
            <text:p>C = Uma vez por semana. </text:p>
            <text:p>D = Uma vez a cada 15 dias. </text:p>
            <text:p>E = Somente em época de provas e/ou trabalhos. </text:p>
            <text:p>F) Nunca a utilizo. </text:p>
            <text:p>G) A instituição não tem biblioteca.</text:p>
          </table:table-cell>
          <table:table-cell table:number-columns-repeated="1018"/>
        </table:table-row>
        <table:table-row table:style-name="ro61">
          <table:table-cell office:value-type="float" office:value="91" calcext:value-type="float">
            <text:p>91</text:p>
          </table:table-cell>
          <table:table-cell table:style-name="ce6" office:value-type="string" calcext:value-type="string">
            <text:p>QE_I30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Dentre as vezes em que precisou utilizar o acervo da biblioteca, você conseguiu ter acesso ao material? (Se for estudante de EAD – Educação a distância, considere as condições do polo de apoio presencial e/ou sede).</text:p>
          </table:table-cell>
          <table:table-cell table:style-name="ce26" office:value-type="string" calcext:value-type="string">
            <text:p>A = Sim, todas as vezes. </text:p>
            <text:p>B = Sim, a maior parte das vezes. </text:p>
            <text:p>C = Somente algumas vezes. </text:p>
            <text:p>D = Nunca. </text:p>
          </table:table-cell>
          <table:table-cell table:number-columns-repeated="1018"/>
        </table:table-row>
        <table:table-row table:style-name="ro66">
          <table:table-cell office:value-type="float" office:value="92" calcext:value-type="float">
            <text:p>92</text:p>
          </table:table-cell>
          <table:table-cell table:style-name="ce6" office:value-type="string" calcext:value-type="string">
            <text:p>QE_I31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Como você avalia o acervo da biblioteca, quanto à atualização, em </text:p>
            <text:p>face das necessidades curriculares do seu curso?</text:p>
          </table:table-cell>
          <table:table-cell table:style-name="ce26" office:value-type="string" calcext:value-type="string">
            <text:p>A = É atualizado. </text:p>
            <text:p>B = É parcialmente atualizado. </text:p>
            <text:p>C = É pouco atualizado. </text:p>
            <text:p>D = É desatualizado.</text:p>
          </table:table-cell>
          <table:table-cell table:number-columns-repeated="1018"/>
        </table:table-row>
        <table:table-row table:style-name="ro67">
          <table:table-cell office:value-type="float" office:value="93" calcext:value-type="float">
            <text:p>93</text:p>
          </table:table-cell>
          <table:table-cell table:style-name="ce6" office:value-type="string" calcext:value-type="string">
            <text:p>QE_I32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Como você avalia o acervo de periódicos científicos / acadêmicos disponíveis na biblioteca quanto à atualização? </text:p>
          </table:table-cell>
          <table:table-cell table:style-name="ce26" office:value-type="string" calcext:value-type="string">
            <text:p>A = É atualizado. </text:p>
            <text:p>B = É parcialmente atualizado. </text:p>
            <text:p>C = É desatualizado. </text:p>
            <text:p>D = Não existe acervo de periódicos especializados. </text:p>
            <text:p>E =  Não sei responder.</text:p>
          </table:table-cell>
          <table:table-cell table:number-columns-repeated="1018"/>
        </table:table-row>
        <table:table-row table:style-name="ro68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QE_I33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 horário de funcionamento da biblioteca atende às suas necessidades? (Se for estudante de EAD – Educação a distância, considere as condições do polo de apoio presencial e/ou sede).</text:p>
          </table:table-cell>
          <table:table-cell table:style-name="ce26" office:value-type="string" calcext:value-type="string">
            <text:p>A = Plenamente. </text:p>
            <text:p>B = Parcialmente. </text:p>
            <text:p>C = Não atende. </text:p>
          </table:table-cell>
          <table:table-cell table:number-columns-repeated="1018"/>
        </table:table-row>
        <table:table-row table:style-name="ro27">
          <table:table-cell office:value-type="float" office:value="95" calcext:value-type="float">
            <text:p>95</text:p>
          </table:table-cell>
          <table:table-cell table:style-name="ce6" office:value-type="string" calcext:value-type="string">
            <text:p>QE_I34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Na maioria das vezes, os planos de ensino apresentados pelos professores contêm os seguintes aspectos: objetivos, metodologias de ensino e critérios de avaliação, conteúdos e bibliografia da disciplina?</text:p>
          </table:table-cell>
          <table:table-cell table:style-name="ce26" office:value-type="string" calcext:value-type="string">
            <text:p>A = Sim, todos os aspectos.   </text:p>
            <text:p>B = Sim, a maior parte dos aspectos.   </text:p>
            <text:p>C = Somente alguns aspectos. </text:p>
            <text:p>D = Nenhum dos aspectos.  </text:p>
            <text:p>E = Não sei responder.</text:p>
          </table:table-cell>
          <table:table-cell table:number-columns-repeated="1018"/>
        </table:table-row>
        <table:table-row table:style-name="ro62">
          <table:table-cell office:value-type="float" office:value="96" calcext:value-type="float">
            <text:p>96</text:p>
          </table:table-cell>
          <table:table-cell table:style-name="ce6" office:value-type="string" calcext:value-type="string">
            <text:p>QE_I35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conteúdos trabalhados pela maioria dos professores são coerentes com os que foram apresentados nos respectivos planos de ensino?</text:p>
          </table:table-cell>
          <table:table-cell table:style-name="ce26" office:value-type="string" calcext:value-type="string">
            <text:p>A =  Sim. </text:p>
            <text:p>B = Sim, somente em parte. </text:p>
            <text:p>C = Nenhum. </text:p>
            <text:p>D = Não sei responder. </text:p>
          </table:table-cell>
          <table:table-cell table:number-columns-repeated="1018"/>
        </table:table-row>
        <table:table-row table:style-name="ro62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QE_I36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professores solicitam em suas disciplinas a realização de atividades de pesquisa?</text:p>
          </table:table-cell>
          <table:table-cell table:style-name="ce26" office:value-type="string" calcext:value-type="string">
            <text:p>A = Sim, todos os professores. </text:p>
            <text:p>B = Sim, a maior parte. </text:p>
            <text:p>C = Somente alguns. </text:p>
            <text:p>D = Nenhum.</text:p>
          </table:table-cell>
          <table:table-cell table:number-columns-repeated="1018"/>
        </table:table-row>
        <table:table-row table:style-name="ro69">
          <table:table-cell office:value-type="float" office:value="98" calcext:value-type="float">
            <text:p>98</text:p>
          </table:table-cell>
          <table:table-cell table:style-name="ce6" office:value-type="string" calcext:value-type="string">
            <text:p>QE_I37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professores indicam como material de estudo a utilização de livros-texto? </text:p>
          </table:table-cell>
          <table:table-cell table:style-name="ce26" office:value-type="string" calcext:value-type="string">
            <text:p>A = Sim, todos os professores. </text:p>
            <text:p>B = Sim, a maior parte. </text:p>
            <text:p>C = Somente alguns. </text:p>
            <text:p>D = Nenhum.</text:p>
          </table:table-cell>
          <table:table-cell table:number-columns-repeated="1018"/>
        </table:table-row>
        <table:table-row table:style-name="ro56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QE_I38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professores indicam como material de estudo a utilização de artigos de periódicos especializados (artigos científicos)?</text:p>
          </table:table-cell>
          <table:table-cell table:style-name="ce26" office:value-type="string" calcext:value-type="string">
            <text:p>A = Sim, todos os professores. </text:p>
            <text:p>B  = Sim, a maior parte. </text:p>
            <text:p>C = Somente alguns. </text:p>
            <text:p>D = Nenhum.</text:p>
          </table:table-cell>
          <table:table-cell table:number-columns-repeated="1018"/>
        </table:table-row>
        <table:table-row table:style-name="ro70"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QE_I39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professores indicam a utilização em suas disciplinas de manuais ou <text:s/>materiais elaborados pelos docentes?</text:p>
          </table:table-cell>
          <table:table-cell table:style-name="ce26" office:value-type="string" calcext:value-type="string">
            <text:p>A = Sim, todos os professores. </text:p>
            <text:p>B  = Sim, a maior parte. </text:p>
            <text:p>C = Somente alguns. </text:p>
            <text:p>D = Nenhum.</text:p>
          </table:table-cell>
          <table:table-cell table:number-columns-repeated="1018"/>
        </table:table-row>
        <table:table-row table:style-name="ro71">
          <table:table-cell office:value-type="float" office:value="101" calcext:value-type="float">
            <text:p>101</text:p>
          </table:table-cell>
          <table:table-cell table:style-name="ce6" office:value-type="string" calcext:value-type="string">
            <text:p>QE_I40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As disciplinas do curso exigem domínio de língua estrangeira?</text:p>
          </table:table-cell>
          <table:table-cell table:style-name="ce26" office:value-type="string" calcext:value-type="string">
            <text:p>A = Sim, em todas as disciplinas. </text:p>
            <text:p>B = Sim, na maior parte das disciplinas. </text:p>
            <text:p>C = Sim, somente em algumas disciplinas. </text:p>
            <text:p>D = Não, nenhuma disciplina exige.</text:p>
          </table:table-cell>
          <table:table-cell table:number-columns-repeated="1018"/>
        </table:table-row>
        <table:table-row table:style-name="ro71">
          <table:table-cell office:value-type="float" office:value="102" calcext:value-type="float">
            <text:p>102</text:p>
          </table:table-cell>
          <table:table-cell table:style-name="ce6" office:value-type="string" calcext:value-type="string">
            <text:p>QE_I41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professores têm disponibilidade para atendimento fora do período de aula?</text:p>
          </table:table-cell>
          <table:table-cell table:style-name="ce26" office:value-type="string" calcext:value-type="string">
            <text:p>A = Sim, todos os professores. </text:p>
            <text:p>B  = Sim, a maior parte. </text:p>
            <text:p>C = Somente alguns. </text:p>
            <text:p>D = Nenhum.</text:p>
          </table:table-cell>
          <table:table-cell table:number-columns-repeated="1018"/>
        </table:table-row>
        <table:table-row table:style-name="ro49">
          <table:table-cell office:value-type="float" office:value="103" calcext:value-type="float">
            <text:p>103</text:p>
          </table:table-cell>
          <table:table-cell table:style-name="ce6" office:value-type="string" calcext:value-type="string">
            <text:p>QE_I42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s professores demonstram domínio do conteúdo das disciplinas?</text:p>
          </table:table-cell>
          <table:table-cell table:style-name="ce26" office:value-type="string" calcext:value-type="string">
            <text:p>A = Sim, todos os professores.  </text:p>
            <text:p>B = Sim, a maior parte. </text:p>
            <text:p>C = Somente alguns. </text:p>
            <text:p>D = Nenhum.</text:p>
          </table:table-cell>
          <table:table-cell table:number-columns-repeated="1018"/>
        </table:table-row>
        <table:table-row table:style-name="ro72">
          <table:table-cell office:value-type="float" office:value="104" calcext:value-type="float">
            <text:p>104</text:p>
          </table:table-cell>
          <table:table-cell table:style-name="ce6" office:value-type="string" calcext:value-type="string">
            <text:p>QE_I43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O curso contextualiza o conhecimento da área (teorias, procedimentos, técnicas, instrumentos, etc.) com os temas gerais e situações do cotidiano da realidade brasileira?</text:p>
          </table:table-cell>
          <table:table-cell table:style-name="ce26" office:value-type="string" calcext:value-type="string">
            <text:p>A = Sim, em todas as disciplinas. </text:p>
            <text:p>B = Sim, na maior parte das disciplinas. </text:p>
            <text:p>C = Sim, somente em algumas disciplinas. </text:p>
            <text:p>D = Não contextualiza.</text:p>
          </table:table-cell>
          <table:table-cell table:number-columns-repeated="1018"/>
        </table:table-row>
        <table:table-row table:style-name="ro73">
          <table:table-cell office:value-type="float" office:value="105" calcext:value-type="float">
            <text:p>105</text:p>
          </table:table-cell>
          <table:table-cell table:style-name="ce6" office:value-type="string" calcext:value-type="string">
            <text:p>QE_I44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Como você avalia o currículo do seu curso em relação à integração entre os conteúdos das diferentes disciplinas? </text:p>
          </table:table-cell>
          <table:table-cell table:style-name="ce26" office:value-type="string" calcext:value-type="string">
            <text:p>A = É bem integrado. </text:p>
            <text:p>B = É relativamente integrado. </text:p>
            <text:p>C = É pouco integrado. </text:p>
            <text:p>D = Não apresenta integração.</text:p>
          </table:table-cell>
          <table:table-cell table:number-columns-repeated="1018"/>
        </table:table-row>
        <table:table-row table:style-name="ro74">
          <table:table-cell office:value-type="float" office:value="106" calcext:value-type="float">
            <text:p>106</text:p>
          </table:table-cell>
          <table:table-cell table:style-name="ce6" office:value-type="string" calcext:value-type="string">
            <text:p>QE_I45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Seu curso oferece atividades complementares?</text:p>
          </table:table-cell>
          <table:table-cell table:style-name="ce26" office:value-type="string" calcext:value-type="string">
            <text:p>A = Sim, regularmente, com programação diversificada. </text:p>
            <text:p>B = Sim, regularmente, com programação pouco diversificada. </text:p>
            <text:p>C = Sim, eventualmente, com programação diversificada. </text:p>
            <text:p>D = Sim, eventualmente, com programação pouco diversificada. </text:p>
            <text:p>E = Não oferece atividades complementares.</text:p>
          </table:table-cell>
          <table:table-cell table:number-columns-repeated="1018"/>
        </table:table-row>
        <table:table-row table:style-name="ro74">
          <table:table-cell office:value-type="float" office:value="107" calcext:value-type="float">
            <text:p>107</text:p>
          </table:table-cell>
          <table:table-cell table:style-name="ce6" office:value-type="string" calcext:value-type="string">
            <text:p>QE_I46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Você participou de programas de iniciação científica? Como foi a contribuição para a sua formação? </text:p>
          </table:table-cell>
          <table:table-cell table:style-name="ce26" office:value-type="string" calcext:value-type="string">
            <text:p>A = Sim, participei e teve grande contribuição. </text:p>
            <text:p>B = Sim, participei e teve pouca contribuição. </text:p>
            <text:p>C = Sim, participei e não percebi nenhuma contribuição. </text:p>
            <text:p>D = Não participei, mas a instituição oferece. </text:p>
            <text:p>E = A instituição não oferece esse tipo de programa.</text:p>
          </table:table-cell>
          <table:table-cell table:number-columns-repeated="1018"/>
        </table:table-row>
        <table:table-row table:style-name="ro47">
          <table:table-cell office:value-type="float" office:value="108" calcext:value-type="float">
            <text:p>108</text:p>
          </table:table-cell>
          <table:table-cell table:style-name="ce6" office:value-type="string" calcext:value-type="string">
            <text:p>QE_I47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Você participou de programas de monitoria? Como foi a contribuição para a sua formação? </text:p>
          </table:table-cell>
          <table:table-cell table:style-name="ce26" office:value-type="string" calcext:value-type="string">
            <text:p>A = Sim, participei e teve grande contribuição. </text:p>
            <text:p>B = Sim, participei e teve pouca contribuição. </text:p>
            <text:p>C = Sim, participei e não percebi nenhuma contribuição. </text:p>
            <text:p>D = Não participei, mas a instituição oferece. </text:p>
            <text:p>E = A instituição não oferece esse tipo de programa.</text:p>
          </table:table-cell>
          <table:table-cell table:number-columns-repeated="1018"/>
        </table:table-row>
        <table:table-row table:style-name="ro47">
          <table:table-cell office:value-type="float" office:value="109" calcext:value-type="float">
            <text:p>109</text:p>
          </table:table-cell>
          <table:table-cell table:style-name="ce6" office:value-type="string" calcext:value-type="string">
            <text:p>QE_I48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Você participou de programas de extensão? Como foi a contribuição para a sua formação?</text:p>
          </table:table-cell>
          <table:table-cell table:style-name="ce26" office:value-type="string" calcext:value-type="string">
            <text:p>A = Sim, participei e teve grande contribuição. </text:p>
            <text:p>B = Sim, participei e teve pouca contribuição. </text:p>
            <text:p>C = Sim, participei e não percebi nenhuma contribuição. </text:p>
            <text:p>D = Não participei, mas a instituição oferece. </text:p>
            <text:p>E = A instituição não oferece esse tipo de programa.</text:p>
          </table:table-cell>
          <table:table-cell table:number-columns-repeated="1018"/>
        </table:table-row>
        <table:table-row table:style-name="ro75">
          <table:table-cell office:value-type="float" office:value="110" calcext:value-type="float">
            <text:p>110</text:p>
          </table:table-cell>
          <table:table-cell table:style-name="ce6" office:value-type="string" calcext:value-type="string">
            <text:p>QE_I49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Sua IES apoia financeiramente a participação dos estudantes em eventos (congressos, encontros, seminários, visitas técnicas etc.)? </text:p>
          </table:table-cell>
          <table:table-cell table:style-name="ce26" office:value-type="string" calcext:value-type="string">
            <text:p>A = Sim, sem restrições. </text:p>
            <text:p>B = Sim, mas apenas eventualmente. </text:p>
            <text:p>C = Não apoia de modo algum. </text:p>
            <text:p>D = Não sei responder. </text:p>
          </table:table-cell>
          <table:table-cell table:number-columns-repeated="1018"/>
        </table:table-row>
        <table:table-row table:style-name="ro58">
          <table:table-cell office:value-type="float" office:value="111" calcext:value-type="float">
            <text:p>111</text:p>
          </table:table-cell>
          <table:table-cell table:style-name="ce6" office:value-type="string" calcext:value-type="string">
            <text:p>QE_I50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<text:s/>Como você avalia o nível de exigência do curso?</text:p>
          </table:table-cell>
          <table:table-cell table:style-name="ce26" office:value-type="string" calcext:value-type="string">
            <text:p>A = Deveria exigir muito mais. </text:p>
            <text:p>B = Deveria exigir um pouco mais. </text:p>
            <text:p>C = Exige na medida certa.</text:p>
            <text:p>D = Deveria exigir um pouco menos.  </text:p>
            <text:p>E = Deveria exigir muito menos.  </text:p>
          </table:table-cell>
          <table:table-cell table:number-columns-repeated="1018"/>
        </table:table-row>
        <table:table-row table:style-name="ro76">
          <table:table-cell office:value-type="float" office:value="112" calcext:value-type="float">
            <text:p>112</text:p>
          </table:table-cell>
          <table:table-cell table:style-name="ce6" office:value-type="string" calcext:value-type="string">
            <text:p>QE_I51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Você considera que seu curso contribui para a aquisição de cultura geral? </text:p>
          </table:table-cell>
          <table:table-cell table:style-name="ce26" office:value-type="string" calcext:value-type="string">
            <text:p>A = Contribui amplamente. </text:p>
            <text:p>B = Contribui parcialmente. </text:p>
            <text:p>C = Contribui muito pouco. </text:p>
            <text:p>D = Não contribui.</text:p>
          </table:table-cell>
          <table:table-cell table:number-columns-repeated="1018"/>
        </table:table-row>
        <table:table-row table:style-name="ro24">
          <table:table-cell office:value-type="float" office:value="113" calcext:value-type="float">
            <text:p>113</text:p>
          </table:table-cell>
          <table:table-cell table:style-name="ce6" office:value-type="string" calcext:value-type="string">
            <text:p>QE_I52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Você considera que seu curso contribui para a aquisição de formação teórica na área? </text:p>
          </table:table-cell>
          <table:table-cell table:style-name="ce26" office:value-type="string" calcext:value-type="string">
            <text:p>A = Contribui amplamente. </text:p>
            <text:p>B = Contribui parcialmente. </text:p>
            <text:p>C = Contribui muito pouco. </text:p>
            <text:p>D = Não contribui.</text:p>
          </table:table-cell>
          <table:table-cell table:number-columns-repeated="1018"/>
        </table:table-row>
        <table:table-row table:style-name="ro77">
          <table:table-cell office:value-type="float" office:value="114" calcext:value-type="float">
            <text:p>114</text:p>
          </table:table-cell>
          <table:table-cell table:style-name="ce6" office:value-type="string" calcext:value-type="string">
            <text:p>QE_I53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Você considera que seu curso contribui na preparação para o exercício profissional?</text:p>
          </table:table-cell>
          <table:table-cell table:style-name="ce26" office:value-type="string" calcext:value-type="string">
            <text:p>A = Contribui amplamente. </text:p>
            <text:p>B = Contribui parcialmente. </text:p>
            <text:p>C = Contribui muito pouco. </text:p>
            <text:p>D = Não contribui.</text:p>
          </table:table-cell>
          <table:table-cell table:number-columns-repeated="1018"/>
        </table:table-row>
        <table:table-row table:style-name="ro78">
          <table:table-cell office:value-type="float" office:value="115" calcext:value-type="float">
            <text:p>115</text:p>
          </table:table-cell>
          <table:table-cell table:style-name="ce6" office:value-type="string" calcext:value-type="string">
            <text:p>QE_I54</text:p>
          </table:table-cell>
          <table:table-cell table:style-name="ce19" office:value-type="string" calcext:value-type="string">
            <text:p>Caracter</text:p>
          </table:table-cell>
          <table:table-cell table:style-name="ce25" office:value-type="float" office:value="1" calcext:value-type="float">
            <text:p>1</text:p>
          </table:table-cell>
          <table:table-cell table:style-name="ce26" office:value-type="string" calcext:value-type="string">
            <text:p>Como você avalia a contribuição do curso para a sua formação?</text:p>
          </table:table-cell>
          <table:table-cell table:style-name="ce26" office:value-type="string" calcext:value-type="string">
            <text:p>A = Muito boa. </text:p>
            <text:p>B = Boa. </text:p>
            <text:p>C = Regular. </text:p>
            <text:p>D = Fraca. </text:p>
            <text:p>E = Muito fraca.</text:p>
          </table:table-cell>
          <table:table-cell table:number-columns-repeated="1018"/>
        </table:table-row>
        <table:table-row table:style-name="ro79" table:visibility="collapse" table:number-rows-repeated="13">
          <table:table-cell/>
          <table:table-cell table:style-name="ce6"/>
          <table:table-cell table:style-name="ce19"/>
          <table:table-cell table:style-name="ce25"/>
          <table:table-cell table:style-name="ce26" table:number-columns-repeated="2"/>
          <table:table-cell table:number-columns-repeated="1018"/>
        </table:table-row>
        <table:table-row table:style-name="ro80" table:visibility="collapse">
          <table:table-cell table:style-name="ce30"/>
          <table:table-cell table:number-columns-repeated="1023"/>
        </table:table-row>
        <table:table-row table:style-name="ro80" table:visibility="collapse" table:number-rows-repeated="29">
          <table:table-cell table:number-columns-repeated="1024"/>
        </table:table-row>
        <table:table-row table:style-name="ro81" table:number-rows-repeated="1048403">
          <table:table-cell table:number-columns-repeated="1024"/>
        </table:table-row>
        <table:table-row table:style-name="ro81">
          <table:table-cell table:number-columns-repeated="1024"/>
        </table:table-row>
      </table:table>
      <table:named-expressions>
        <table:named-expression table:name="ant" table:base-cell-address="$DICIONÁRIO.$A$1" table:expression="DICIONÁRIO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" svg:font-family="'Times New Roman'"/>
    <style:font-face style:name="Times New Roman1" svg:font-family="'Times New Roman'" style:font-family-generic="roma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9P1" style:volatile="true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0109" number:language="pt" number:country="BR">
      <number:currency-symbol number:language="pt" number:country="BR">€</number:currency-symbol>
      <number:text>-</number:text>
      <number:number number:decimal-places="0" loext:min-decimal-places="0" number:min-integer-digits="2"/>
      <number:text> </number:text>
      <style:map style:condition="value()&gt;0" style:apply-style-name="N10109P0"/>
      <style:map style:condition="value()&lt;0" style:apply-style-name="N10109P1"/>
    </number:currency-style>
    <number:currency-style style:name="N10107" number:language="pt" number:country="BR">
      <number:currency-symbol number:language="pt" number:country="BR">€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pt" number:country="BR">
      <number:currency-symbol number:language="pt" number:country="BR">€</number:currency-symbol>
      <number:text>(</number:text>
      <number:number number:decimal-places="2" loext:min-decimal-places="2" number:min-integer-digits="1" number:grouping="true"/>
      <number:text>)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Ênfase1" style:display-name="20% - Ênfase1" style:family="table-cell" style:parent-style-name="Default" style:data-style-name="N0">
      <style:table-cell-properties fo:background-color="#d9e1f2"/>
    </style:style>
    <style:style style:name="_32_0_25__20_-_20_Ênfase2" style:display-name="20% - Ênfase2" style:family="table-cell" style:parent-style-name="Default" style:data-style-name="N0">
      <style:table-cell-properties fo:background-color="#fce4d6"/>
    </style:style>
    <style:style style:name="_32_0_25__20_-_20_Ênfase3" style:display-name="20% - Ênfase3" style:family="table-cell" style:parent-style-name="Default" style:data-style-name="N0">
      <style:table-cell-properties fo:background-color="#ededed"/>
    </style:style>
    <style:style style:name="_32_0_25__20_-_20_Ênfase4" style:display-name="20% - Ênfase4" style:family="table-cell" style:parent-style-name="Default" style:data-style-name="N0">
      <style:table-cell-properties fo:background-color="#fff2cc"/>
    </style:style>
    <style:style style:name="_32_0_25__20_-_20_Ênfase5" style:display-name="20% - Ênfase5" style:family="table-cell" style:parent-style-name="Default" style:data-style-name="N0">
      <style:table-cell-properties fo:background-color="#ddebf7"/>
    </style:style>
    <style:style style:name="_32_0_25__20_-_20_Ênfase6" style:display-name="20% - Ênfase6" style:family="table-cell" style:parent-style-name="Default" style:data-style-name="N0">
      <style:table-cell-properties fo:background-color="#e2efda"/>
    </style:style>
    <style:style style:name="_34_0_25__20_-_20_Ênfase1" style:display-name="40% - Ênfase1" style:family="table-cell" style:parent-style-name="Default" style:data-style-name="N0">
      <style:table-cell-properties fo:background-color="#b4c6e7"/>
    </style:style>
    <style:style style:name="_34_0_25__20_-_20_Ênfase2" style:display-name="40% - Ênfase2" style:family="table-cell" style:parent-style-name="Default" style:data-style-name="N0">
      <style:table-cell-properties fo:background-color="#f8cbad"/>
    </style:style>
    <style:style style:name="_34_0_25__20_-_20_Ênfase3" style:display-name="40% - Ênfase3" style:family="table-cell" style:parent-style-name="Default" style:data-style-name="N0">
      <style:table-cell-properties fo:background-color="#dbdbdb"/>
    </style:style>
    <style:style style:name="_34_0_25__20_-_20_Ênfase4" style:display-name="40% - Ênfase4" style:family="table-cell" style:parent-style-name="Default" style:data-style-name="N0">
      <style:table-cell-properties fo:background-color="#ffe699"/>
    </style:style>
    <style:style style:name="_34_0_25__20_-_20_Ênfase5" style:display-name="40% - Ênfase5" style:family="table-cell" style:parent-style-name="Default" style:data-style-name="N0">
      <style:table-cell-properties fo:background-color="#bdd7ee"/>
    </style:style>
    <style:style style:name="_34_0_25__20_-_20_Ênfase6" style:display-name="40% - Ênfase6" style:family="table-cell" style:parent-style-name="Default" style:data-style-name="N0">
      <style:table-cell-properties fo:background-color="#c6e0b4"/>
    </style:style>
    <style:style style:name="_36_0_25__20_-_20_Ênfase1" style:display-name="60% - Ênfase1" style:family="table-cell" style:parent-style-name="Default" style:data-style-name="N0">
      <style:table-cell-properties fo:background-color="#8ea9db"/>
    </style:style>
    <style:style style:name="_36_0_25__20_-_20_Ênfase2" style:display-name="60% - Ênfase2" style:family="table-cell" style:parent-style-name="Default" style:data-style-name="N0">
      <style:table-cell-properties fo:background-color="#f4b084"/>
    </style:style>
    <style:style style:name="_36_0_25__20_-_20_Ênfase3" style:display-name="60% - Ênfase3" style:family="table-cell" style:parent-style-name="Default" style:data-style-name="N0">
      <style:table-cell-properties fo:background-color="#c9c9c9"/>
    </style:style>
    <style:style style:name="_36_0_25__20_-_20_Ênfase4" style:display-name="60% - Ênfase4" style:family="table-cell" style:parent-style-name="Default" style:data-style-name="N0">
      <style:table-cell-properties fo:background-color="#ffd966"/>
    </style:style>
    <style:style style:name="_36_0_25__20_-_20_Ênfase5" style:display-name="60% - Ênfase5" style:family="table-cell" style:parent-style-name="Default" style:data-style-name="N0">
      <style:table-cell-properties fo:background-color="#9bc2e6"/>
    </style:style>
    <style:style style:name="_36_0_25__20_-_20_Ênfase6" style:display-name="60% - Ênfase6" style:family="table-cell" style:parent-style-name="Default" style:data-style-name="N0">
      <style:table-cell-properties fo:background-color="#a9d08e"/>
    </style:style>
    <style:style style:name="Bom" style:family="table-cell" style:parent-style-name="Default" style:data-style-name="N0">
      <style:table-cell-properties fo:background-color="#c6efce"/>
      <style:text-properties fo:color="#00610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472c4"/>
      <style:text-properties fo:color="#ffffff"/>
    </style:style>
    <style:style style:name="Ênfase2" style:family="table-cell" style:parent-style-name="Default" style:data-style-name="N0">
      <style:table-cell-properties fo:background-color="#ed7d31"/>
      <style:text-properties fo:color="#ffffff"/>
    </style:style>
    <style:style style:name="Ênfase3" style:family="table-cell" style:parent-style-name="Default" style:data-style-name="N0">
      <style:table-cell-properties fo:background-color="#a5a5a5"/>
      <style:text-properties fo:color="#ffffff"/>
    </style:style>
    <style:style style:name="Ênfase4" style:family="table-cell" style:parent-style-name="Default" style:data-style-name="N0">
      <style:table-cell-properties fo:background-color="#ffc000"/>
      <style:text-properties fo:color="#ffffff"/>
    </style:style>
    <style:style style:name="Ênfase5" style:family="table-cell" style:parent-style-name="Default" style:data-style-name="N0">
      <style:table-cell-properties fo:background-color="#5b9bd5"/>
      <style:text-properties fo:color="#ffffff"/>
    </style:style>
    <style:style style:name="Ênfase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uro" style:family="table-cell" style:parent-style-name="Default" style:data-style-name="N10109"/>
    <style:style style:name="Hi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iperlink_20_2" style:display-name="Hiperlink 2" style:family="table-cell" style:parent-style-name="Default" style:data-style-name="N0">
      <style:text-properties fo:color="#0563c1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Neutro" style:family="table-cell" style:parent-style-name="Default" style:data-style-name="N0">
      <style:table-cell-properties fo:background-color="#ffeb9c"/>
      <style:text-properties fo:color="#9c570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Ruim" style:family="table-cell" style:parent-style-name="Default" style:data-style-name="N0">
      <style:table-cell-properties fo:background-color="#ffc7ce"/>
      <style:text-properties fo:color="#9c0006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ítulo_20_1" style:display-name="Título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obson Quintilio</meta:initial-creator>
    <meta:creation-date>2018-05-16T13:33:41Z</meta:creation-date>
    <dc:date>2019-03-08T17:55:42.605055982</dc:date>
    <meta:editing-duration>PT8S</meta:editing-duration>
    <meta:editing-cycles>1</meta:editing-cycles>
    <meta:document-statistic meta:table-count="1" meta:cell-count="709" meta:object-count="0"/>
  </office:meta>
</office:document-meta>
</file>